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3507in" style:rel-column-width="3318*"/>
    </style:style>
    <style:style style:name="Table1.B" style:family="table-column">
      <style:table-column-properties style:column-width="0.8757in" style:rel-column-width="8287*"/>
    </style:style>
    <style:style style:name="Table1.C" style:family="table-column">
      <style:table-column-properties style:column-width="5.6986in" style:rel-column-width="53930*"/>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5.1868in" table:align="left"/>
    </style:style>
    <style:style style:name="Table2.A" style:family="table-column">
      <style:table-column-properties style:column-width="1.2174in"/>
    </style:style>
    <style:style style:name="Table2.B" style:family="table-column">
      <style:table-column-properties style:column-width="2.1028in"/>
    </style:style>
    <style:style style:name="Table2.C" style:family="table-column">
      <style:table-column-properties style:column-width="1.8667in"/>
    </style:style>
    <style:style style:name="Table2.A1" style:family="table-cell">
      <style:table-cell-properties style:vertical-align="middle" fo:padding="0.0194in" fo:border="none"/>
    </style:style>
    <style:style style:name="Table3" style:family="table">
      <style:table-properties style:width="4.3903in" table:align="left"/>
    </style:style>
    <style:style style:name="Table3.A" style:family="table-column">
      <style:table-column-properties style:column-width="1.1153in"/>
    </style:style>
    <style:style style:name="Table3.B" style:family="table-column">
      <style:table-column-properties style:column-width="1.4729in"/>
    </style:style>
    <style:style style:name="Table3.C" style:family="table-column">
      <style:table-column-properties style:column-width="1.8021in"/>
    </style:style>
    <style:style style:name="Table3.A1" style:family="table-cell">
      <style:table-cell-properties style:vertical-align="middle" fo:padding="0.0194in" fo:border="none"/>
    </style:style>
    <style:style style:name="P1" style:family="paragraph" style:parent-style-name="Standard">
      <style:text-properties officeooo:rsid="001c04de" officeooo:paragraph-rsid="001c04de"/>
    </style:style>
    <style:style style:name="P2" style:family="paragraph" style:parent-style-name="Table_20_Contents">
      <style:text-properties officeooo:rsid="001c04de" officeooo:paragraph-rsid="001c04de"/>
    </style:style>
    <style:style style:name="P3" style:family="paragraph" style:parent-style-name="Table_20_Contents">
      <style:text-properties officeooo:rsid="00254cfe" officeooo:paragraph-rsid="00254cfe"/>
    </style:style>
    <style:style style:name="P4" style:family="paragraph" style:parent-style-name="Table_20_Contents">
      <style:text-properties officeooo:rsid="00237933" officeooo:paragraph-rsid="00237933"/>
    </style:style>
    <style:style style:name="P5" style:family="paragraph" style:parent-style-name="Table_20_Contents">
      <style:text-properties officeooo:rsid="002a0597" officeooo:paragraph-rsid="002a0597"/>
    </style:style>
    <style:style style:name="P6" style:family="paragraph" style:parent-style-name="Text_20_body">
      <style:text-properties officeooo:rsid="002a0597" officeooo:paragraph-rsid="002a0597"/>
    </style:style>
    <style:style style:name="P7" style:family="paragraph" style:parent-style-name="Table_20_Contents">
      <style:text-properties officeooo:rsid="002bed24" officeooo:paragraph-rsid="002bed24"/>
    </style:style>
    <style:style style:name="P8" style:family="paragraph" style:parent-style-name="Standard">
      <style:text-properties fo:font-size="16pt" fo:font-weight="bold" officeooo:rsid="001c04de" officeooo:paragraph-rsid="001c04de" style:font-size-asian="16pt" style:font-weight-asian="bold" style:font-size-complex="16pt" style:font-weight-complex="bold"/>
    </style:style>
    <style:style style:name="P9" style:family="paragraph" style:parent-style-name="Heading_20_2">
      <style:text-properties officeooo:rsid="001c04de" officeooo:paragraph-rsid="001c04de"/>
    </style:style>
    <style:style style:name="P10" style:family="paragraph" style:parent-style-name="Text_20_body">
      <style:paragraph-properties fo:text-align="justify" style:justify-single-word="false"/>
      <style:text-properties officeooo:rsid="001c04de"/>
    </style:style>
    <style:style style:name="P11" style:family="paragraph" style:parent-style-name="Heading_20_3">
      <style:text-properties officeooo:rsid="001c04de"/>
    </style:style>
    <style:style style:name="P12" style:family="paragraph" style:parent-style-name="Text_20_body" style:list-style-name="L1">
      <style:text-properties officeooo:rsid="001c04de"/>
    </style:style>
    <style:style style:name="P13" style:family="paragraph" style:parent-style-name="Text_20_body">
      <style:text-properties officeooo:rsid="001c04de"/>
    </style:style>
    <style:style style:name="P14" style:family="paragraph" style:parent-style-name="Horizontal_20_Line">
      <style:text-properties officeooo:rsid="001c04de"/>
    </style:style>
    <style:style style:name="P15" style:family="paragraph" style:parent-style-name="Text_20_body" style:list-style-name="L2">
      <style:text-properties officeooo:rsid="001c04de"/>
    </style:style>
    <style:style style:name="P16" style:family="paragraph" style:parent-style-name="Text_20_body" style:list-style-name="L3">
      <style:text-properties officeooo:rsid="001c04de"/>
    </style:style>
    <style:style style:name="P17" style:family="paragraph" style:parent-style-name="Text_20_body" style:list-style-name="L4">
      <style:text-properties officeooo:rsid="001c04de"/>
    </style:style>
    <style:style style:name="P18" style:family="paragraph" style:parent-style-name="Text_20_body" style:list-style-name="L5">
      <style:text-properties officeooo:rsid="001c04de"/>
    </style:style>
    <style:style style:name="P19" style:family="paragraph" style:parent-style-name="Text_20_body">
      <style:text-properties officeooo:rsid="001c04de" officeooo:paragraph-rsid="002046f4"/>
    </style:style>
    <style:style style:name="P20" style:family="paragraph" style:parent-style-name="Text_20_body" style:list-style-name="L6">
      <style:text-properties officeooo:rsid="001c04de"/>
    </style:style>
    <style:style style:name="P21" style:family="paragraph" style:parent-style-name="Text_20_body" style:list-style-name="L7">
      <style:text-properties officeooo:rsid="001c04de"/>
    </style:style>
    <style:style style:name="P22" style:family="paragraph" style:parent-style-name="Text_20_body" style:list-style-name="L8">
      <style:text-properties officeooo:rsid="001c04de"/>
    </style:style>
    <style:style style:name="P23" style:family="paragraph" style:parent-style-name="Text_20_body" style:list-style-name="L9">
      <style:text-properties officeooo:rsid="001c04de"/>
    </style:style>
    <style:style style:name="P24" style:family="paragraph" style:parent-style-name="Text_20_body" style:list-style-name="L10">
      <style:text-properties officeooo:rsid="001c04de"/>
    </style:style>
    <style:style style:name="P25" style:family="paragraph" style:parent-style-name="Text_20_body" style:list-style-name="L11">
      <style:text-properties officeooo:rsid="001c04de"/>
    </style:style>
    <style:style style:name="P26" style:family="paragraph" style:parent-style-name="Text_20_body" style:list-style-name="L12">
      <style:text-properties officeooo:rsid="001c04de"/>
    </style:style>
    <style:style style:name="P27" style:family="paragraph" style:parent-style-name="Text_20_body" style:list-style-name="L13">
      <style:text-properties officeooo:rsid="001c04de"/>
    </style:style>
    <style:style style:name="P28" style:family="paragraph" style:parent-style-name="Text_20_body">
      <style:text-properties officeooo:rsid="001c04de" officeooo:paragraph-rsid="0021e8f3"/>
    </style:style>
    <style:style style:name="P29" style:family="paragraph" style:parent-style-name="Text_20_body" style:list-style-name="L14">
      <style:text-properties officeooo:rsid="001c04de"/>
    </style:style>
    <style:style style:name="P30" style:family="paragraph" style:parent-style-name="Text_20_body" style:list-style-name="L15">
      <style:text-properties officeooo:rsid="001c04de"/>
    </style:style>
    <style:style style:name="P31" style:family="paragraph" style:parent-style-name="Text_20_body" style:list-style-name="L16">
      <style:text-properties officeooo:rsid="001c04de"/>
    </style:style>
    <style:style style:name="P32" style:family="paragraph" style:parent-style-name="Heading_20_2">
      <style:text-properties officeooo:rsid="001c04de"/>
    </style:style>
    <style:style style:name="P33" style:family="paragraph" style:parent-style-name="Text_20_body" style:list-style-name="L17">
      <style:text-properties officeooo:rsid="001c04de"/>
    </style:style>
    <style:style style:name="P34" style:family="paragraph" style:parent-style-name="Standard">
      <style:text-properties fo:font-weight="bold" officeooo:rsid="00264bb5" officeooo:paragraph-rsid="00264bb5" style:font-weight-asian="bold" style:font-weight-complex="bold"/>
    </style:style>
    <style:style style:name="P35" style:family="paragraph" style:parent-style-name="Text_20_body" style:list-style-name="L18">
      <style:text-properties officeooo:rsid="001c04de"/>
    </style:style>
    <style:style style:name="P36" style:family="paragraph" style:parent-style-name="Text_20_body" style:list-style-name="L19">
      <style:text-properties officeooo:rsid="001c04de"/>
    </style:style>
    <style:style style:name="P37" style:family="paragraph" style:parent-style-name="Text_20_body" style:list-style-name="L20">
      <style:text-properties officeooo:rsid="001c04de"/>
    </style:style>
    <style:style style:name="P38" style:family="paragraph" style:parent-style-name="Text_20_body" style:list-style-name="L21">
      <style:text-properties officeooo:rsid="001c04de"/>
    </style:style>
    <style:style style:name="P39" style:family="paragraph" style:parent-style-name="Text_20_body" style:list-style-name="L22">
      <style:text-properties officeooo:rsid="001c04de"/>
    </style:style>
    <style:style style:name="P40" style:family="paragraph" style:parent-style-name="Text_20_body" style:list-style-name="L23">
      <style:text-properties officeooo:rsid="001c04de"/>
    </style:style>
    <style:style style:name="P41" style:family="paragraph" style:parent-style-name="Text_20_body" style:list-style-name="L24">
      <style:text-properties officeooo:rsid="001c04de"/>
    </style:style>
    <style:style style:name="P42" style:family="paragraph" style:parent-style-name="Text_20_body" style:list-style-name="L25">
      <style:text-properties officeooo:rsid="001c04de"/>
    </style:style>
    <style:style style:name="P43" style:family="paragraph" style:parent-style-name="Text_20_body" style:list-style-name="L26">
      <style:text-properties officeooo:rsid="001c04de"/>
    </style:style>
    <style:style style:name="P44" style:family="paragraph" style:parent-style-name="Text_20_body" style:list-style-name="L27">
      <style:text-properties officeooo:rsid="001c04de"/>
    </style:style>
    <style:style style:name="P45" style:family="paragraph" style:parent-style-name="Text_20_body" style:list-style-name="L28">
      <style:text-properties officeooo:rsid="001c04de"/>
    </style:style>
    <style:style style:name="P46" style:family="paragraph" style:parent-style-name="Text_20_body" style:list-style-name="L29">
      <style:text-properties officeooo:rsid="001c04de"/>
    </style:style>
    <style:style style:name="P47" style:family="paragraph" style:parent-style-name="Text_20_body" style:list-style-name="L30">
      <style:text-properties officeooo:rsid="001c04de"/>
    </style:style>
    <style:style style:name="P48" style:family="paragraph" style:parent-style-name="Text_20_body" style:list-style-name="L31">
      <style:text-properties officeooo:rsid="001c04de"/>
    </style:style>
    <style:style style:name="P49" style:family="paragraph" style:parent-style-name="Text_20_body">
      <style:text-properties fo:font-weight="bold" officeooo:rsid="00264bb5" officeooo:paragraph-rsid="00264bb5" style:font-weight-asian="bold" style:font-weight-complex="bold"/>
    </style:style>
    <style:style style:name="P50" style:family="paragraph" style:parent-style-name="Heading_20_2">
      <style:text-properties officeooo:rsid="00264bb5" officeooo:paragraph-rsid="00264bb5"/>
    </style:style>
    <style:style style:name="P51" style:family="paragraph" style:parent-style-name="Text_20_body">
      <style:text-properties officeooo:rsid="00264bb5"/>
    </style:style>
    <style:style style:name="P52" style:family="paragraph" style:parent-style-name="Horizontal_20_Line">
      <style:paragraph-properties fo:margin-top="0in" fo:margin-bottom="0.0972in" style:contextual-spacing="false" fo:line-height="115%"/>
      <style:text-properties officeooo:rsid="00264bb5"/>
    </style:style>
    <style:style style:name="P53" style:family="paragraph" style:parent-style-name="Heading_20_1">
      <style:paragraph-properties fo:margin-top="0in" fo:margin-bottom="0.0972in" style:contextual-spacing="false" fo:line-height="115%"/>
      <style:text-properties officeooo:rsid="00264bb5"/>
    </style:style>
    <style:style style:name="P54" style:family="paragraph" style:parent-style-name="Heading_20_3">
      <style:paragraph-properties fo:margin-top="0in" fo:margin-bottom="0.0972in" style:contextual-spacing="false" fo:line-height="115%"/>
      <style:text-properties officeooo:rsid="00264bb5"/>
    </style:style>
    <style:style style:name="P55" style:family="paragraph" style:parent-style-name="Text_20_body" style:list-style-name="L32">
      <style:text-properties officeooo:rsid="00264bb5"/>
    </style:style>
    <style:style style:name="P56" style:family="paragraph" style:parent-style-name="Text_20_body" style:list-style-name="L33">
      <style:text-properties officeooo:rsid="00264bb5"/>
    </style:style>
    <style:style style:name="P57" style:family="paragraph" style:parent-style-name="Text_20_body" style:list-style-name="L34">
      <style:text-properties officeooo:rsid="00264bb5"/>
    </style:style>
    <style:style style:name="P58" style:family="paragraph" style:parent-style-name="Text_20_body" style:list-style-name="L35">
      <style:text-properties officeooo:rsid="00264bb5"/>
    </style:style>
    <style:style style:name="P59" style:family="paragraph" style:parent-style-name="Text_20_body" style:list-style-name="L36">
      <style:text-properties officeooo:rsid="00264bb5"/>
    </style:style>
    <style:style style:name="P60" style:family="paragraph" style:parent-style-name="Text_20_body" style:list-style-name="L37">
      <style:text-properties officeooo:rsid="00264bb5"/>
    </style:style>
    <style:style style:name="P61" style:family="paragraph" style:parent-style-name="Text_20_body" style:list-style-name="L38">
      <style:text-properties officeooo:rsid="00264bb5"/>
    </style:style>
    <style:style style:name="P62" style:family="paragraph" style:parent-style-name="Text_20_body" style:list-style-name="L39">
      <style:text-properties officeooo:rsid="00264bb5"/>
    </style:style>
    <style:style style:name="P63" style:family="paragraph" style:parent-style-name="Text_20_body" style:list-style-name="L40">
      <style:text-properties officeooo:rsid="00264bb5"/>
    </style:style>
    <style:style style:name="P64" style:family="paragraph" style:parent-style-name="Text_20_body" style:list-style-name="L41">
      <style:text-properties officeooo:rsid="00264bb5"/>
    </style:style>
    <style:style style:name="P65" style:family="paragraph" style:parent-style-name="Text_20_body" style:list-style-name="L42">
      <style:text-properties officeooo:rsid="00264bb5"/>
    </style:style>
    <style:style style:name="P66" style:family="paragraph" style:parent-style-name="Text_20_body" style:list-style-name="L43">
      <style:text-properties officeooo:rsid="00264bb5"/>
    </style:style>
    <style:style style:name="P67" style:family="paragraph" style:parent-style-name="Heading_20_2">
      <style:paragraph-properties fo:margin-top="0in" fo:margin-bottom="0.0972in" style:contextual-spacing="false" fo:line-height="115%"/>
      <style:text-properties officeooo:rsid="00264bb5"/>
    </style:style>
    <style:style style:name="P68" style:family="paragraph" style:parent-style-name="Text_20_body" style:list-style-name="L44">
      <style:text-properties officeooo:rsid="00264bb5"/>
    </style:style>
    <style:style style:name="P69" style:family="paragraph" style:parent-style-name="Text_20_body" style:list-style-name="L45">
      <style:text-properties officeooo:rsid="00264bb5"/>
    </style:style>
    <style:style style:name="P70" style:family="paragraph" style:parent-style-name="Text_20_body" style:list-style-name="L46">
      <style:text-properties officeooo:rsid="00264bb5"/>
    </style:style>
    <style:style style:name="P71" style:family="paragraph" style:parent-style-name="Text_20_body">
      <style:text-properties officeooo:rsid="00264bb5" officeooo:paragraph-rsid="00264bb5"/>
    </style:style>
    <style:style style:name="P72" style:family="paragraph" style:parent-style-name="Standard">
      <style:text-properties fo:font-weight="bold" officeooo:rsid="00298fec" officeooo:paragraph-rsid="00298fec" style:font-weight-asian="bold" style:font-weight-complex="bold"/>
    </style:style>
    <style:style style:name="P73" style:family="paragraph" style:parent-style-name="Standard">
      <style:text-properties officeooo:rsid="00298fec" officeooo:paragraph-rsid="00298fec"/>
    </style:style>
    <style:style style:name="P74" style:family="paragraph" style:parent-style-name="Heading_20_1">
      <style:text-properties officeooo:rsid="00298fec" officeooo:paragraph-rsid="00298fec"/>
    </style:style>
    <style:style style:name="P75" style:family="paragraph" style:parent-style-name="Text_20_body">
      <style:text-properties officeooo:rsid="00298fec"/>
    </style:style>
    <style:style style:name="P76" style:family="paragraph" style:parent-style-name="Horizontal_20_Line">
      <style:text-properties officeooo:rsid="00298fec"/>
    </style:style>
    <style:style style:name="P77" style:family="paragraph" style:parent-style-name="Heading_20_2">
      <style:text-properties officeooo:rsid="00298fec"/>
    </style:style>
    <style:style style:name="P78" style:family="paragraph" style:parent-style-name="Text_20_body" style:list-style-name="L47">
      <style:text-properties officeooo:rsid="00298fec"/>
    </style:style>
    <style:style style:name="P79" style:family="paragraph" style:parent-style-name="Text_20_body" style:list-style-name="L48">
      <style:text-properties officeooo:rsid="00298fec"/>
    </style:style>
    <style:style style:name="P80" style:family="paragraph" style:parent-style-name="Text_20_body" style:list-style-name="L49">
      <style:text-properties officeooo:rsid="00298fec"/>
    </style:style>
    <style:style style:name="P81" style:family="paragraph" style:parent-style-name="Text_20_body" style:list-style-name="L50">
      <style:text-properties officeooo:rsid="00298fec"/>
    </style:style>
    <style:style style:name="P82" style:family="paragraph" style:parent-style-name="Text_20_body" style:list-style-name="L51">
      <style:text-properties officeooo:rsid="00298fec"/>
    </style:style>
    <style:style style:name="P83" style:family="paragraph" style:parent-style-name="Text_20_body" style:list-style-name="L52">
      <style:text-properties officeooo:rsid="00298fec"/>
    </style:style>
    <style:style style:name="P84" style:family="paragraph" style:parent-style-name="Text_20_body" style:list-style-name="L53">
      <style:text-properties officeooo:rsid="00298fec"/>
    </style:style>
    <style:style style:name="P85" style:family="paragraph" style:parent-style-name="Text_20_body" style:list-style-name="L54">
      <style:text-properties officeooo:rsid="00298fec"/>
    </style:style>
    <style:style style:name="P86" style:family="paragraph" style:parent-style-name="Text_20_body" style:list-style-name="L55">
      <style:text-properties officeooo:rsid="00298fec"/>
    </style:style>
    <style:style style:name="P87" style:family="paragraph" style:parent-style-name="Text_20_body">
      <style:text-properties fo:font-size="16pt" fo:font-weight="bold" officeooo:rsid="002a0597" officeooo:paragraph-rsid="002a0597" style:font-size-asian="16pt" style:font-weight-asian="bold" style:font-size-complex="16pt" style:font-weight-complex="bold"/>
    </style:style>
    <style:style style:name="P88" style:family="paragraph" style:parent-style-name="Heading_20_1">
      <style:text-properties officeooo:rsid="002a0597" officeooo:paragraph-rsid="002a0597"/>
    </style:style>
    <style:style style:name="P89" style:family="paragraph" style:parent-style-name="Text_20_body">
      <style:text-properties officeooo:rsid="002a0597"/>
    </style:style>
    <style:style style:name="P90" style:family="paragraph" style:parent-style-name="Horizontal_20_Line">
      <style:paragraph-properties fo:margin-top="0in" fo:margin-bottom="0.0972in" style:contextual-spacing="false" fo:line-height="115%"/>
      <style:text-properties officeooo:rsid="002a0597"/>
    </style:style>
    <style:style style:name="P91" style:family="paragraph" style:parent-style-name="Heading_20_2">
      <style:paragraph-properties fo:margin-top="0in" fo:margin-bottom="0.0972in" style:contextual-spacing="false" fo:line-height="115%"/>
      <style:text-properties officeooo:rsid="002a0597"/>
    </style:style>
    <style:style style:name="P92" style:family="paragraph" style:parent-style-name="Heading_20_3">
      <style:paragraph-properties fo:margin-top="0in" fo:margin-bottom="0.0972in" style:contextual-spacing="false" fo:line-height="115%"/>
      <style:text-properties officeooo:rsid="002a0597"/>
    </style:style>
    <style:style style:name="P93" style:family="paragraph" style:parent-style-name="Text_20_body" style:list-style-name="L56">
      <style:text-properties officeooo:rsid="002a0597"/>
    </style:style>
    <style:style style:name="P94" style:family="paragraph" style:parent-style-name="Text_20_body" style:list-style-name="L57">
      <style:text-properties officeooo:rsid="002a0597"/>
    </style:style>
    <style:style style:name="P95" style:family="paragraph" style:parent-style-name="Text_20_body" style:list-style-name="L58">
      <style:text-properties officeooo:rsid="002a0597"/>
    </style:style>
    <style:style style:name="P96" style:family="paragraph" style:parent-style-name="Text_20_body" style:list-style-name="L59">
      <style:text-properties officeooo:rsid="002a0597"/>
    </style:style>
    <style:style style:name="P97" style:family="paragraph" style:parent-style-name="Text_20_body" style:list-style-name="L60">
      <style:text-properties officeooo:rsid="002a0597"/>
    </style:style>
    <style:style style:name="P98" style:family="paragraph" style:parent-style-name="Text_20_body" style:list-style-name="L61">
      <style:text-properties officeooo:rsid="002a0597"/>
    </style:style>
    <style:style style:name="P99" style:family="paragraph" style:parent-style-name="Text_20_body" style:list-style-name="L62">
      <style:text-properties officeooo:rsid="002a0597"/>
    </style:style>
    <style:style style:name="P100" style:family="paragraph" style:parent-style-name="Text_20_body" style:list-style-name="L63">
      <style:text-properties officeooo:rsid="002a0597"/>
    </style:style>
    <style:style style:name="P101" style:family="paragraph" style:parent-style-name="Heading_20_1">
      <style:paragraph-properties fo:margin-top="0in" fo:margin-bottom="0.0972in" style:contextual-spacing="false" fo:line-height="115%"/>
      <style:text-properties officeooo:rsid="002a0597"/>
    </style:style>
    <style:style style:name="P102" style:family="paragraph" style:parent-style-name="Heading_20_1">
      <style:paragraph-properties fo:margin-top="0in" fo:margin-bottom="0.0972in" style:contextual-spacing="false" fo:line-height="115%" fo:text-align="center" style:justify-single-word="false" fo:keep-with-next="always"/>
    </style:style>
    <style:style style:name="P103" style:family="paragraph" style:parent-style-name="Heading_20_1">
      <style:paragraph-properties fo:margin-top="0in" fo:margin-bottom="0.0972in" style:contextual-spacing="false" fo:line-height="115%" fo:text-align="center" style:justify-single-word="false" fo:keep-with-next="always"/>
      <style:text-properties officeooo:rsid="002a0597"/>
    </style:style>
    <style:style style:name="P104" style:family="paragraph" style:parent-style-name="Text_20_body">
      <style:paragraph-properties fo:margin-top="0in" fo:margin-bottom="0.0972in" style:contextual-spacing="false" fo:line-height="115%" fo:text-align="center" style:justify-single-word="false"/>
      <style:text-properties officeooo:rsid="002a0597"/>
    </style:style>
    <style:style style:name="P105" style:family="paragraph" style:parent-style-name="Text_20_body" style:list-style-name="L64">
      <style:text-properties officeooo:rsid="002a0597"/>
    </style:style>
    <style:style style:name="P106" style:family="paragraph" style:parent-style-name="Preformatted_20_Text">
      <style:paragraph-properties fo:margin-top="0in" fo:margin-bottom="0.0972in" style:contextual-spacing="false" fo:line-height="115%"/>
      <style:text-properties officeooo:rsid="002a0597"/>
    </style:style>
    <style:style style:name="P107" style:family="paragraph" style:parent-style-name="Text_20_body" style:list-style-name="L65">
      <style:text-properties officeooo:rsid="002a0597"/>
    </style:style>
    <style:style style:name="P108" style:family="paragraph" style:parent-style-name="Heading_20_3">
      <style:paragraph-properties fo:margin-top="0in" fo:margin-bottom="0.0972in" style:contextual-spacing="false" fo:line-height="100%"/>
      <style:text-properties officeooo:rsid="002a0597"/>
    </style:style>
    <style:style style:name="P109" style:family="paragraph" style:parent-style-name="Text_20_body" style:list-style-name="L66">
      <style:paragraph-properties fo:line-height="100%"/>
      <style:text-properties officeooo:rsid="002a0597"/>
    </style:style>
    <style:style style:name="P110" style:family="paragraph" style:parent-style-name="Heading_20_1">
      <style:paragraph-properties fo:margin-top="0in" fo:margin-bottom="0.0972in" style:contextual-spacing="false" fo:line-height="100%"/>
      <style:text-properties officeooo:rsid="002a0597"/>
    </style:style>
    <style:style style:name="P111" style:family="paragraph" style:parent-style-name="Text_20_body" style:list-style-name="L67">
      <style:text-properties officeooo:rsid="002a0597"/>
    </style:style>
    <style:style style:name="P112" style:family="paragraph" style:parent-style-name="Text_20_body" style:list-style-name="L68">
      <style:text-properties officeooo:rsid="002a0597"/>
    </style:style>
    <style:style style:name="P113" style:family="paragraph" style:parent-style-name="Text_20_body" style:list-style-name="L69">
      <style:text-properties officeooo:rsid="002a0597"/>
    </style:style>
    <style:style style:name="P114" style:family="paragraph" style:parent-style-name="Quotations">
      <style:paragraph-properties fo:margin-top="0in" fo:margin-bottom="0.0972in" style:contextual-spacing="false" fo:line-height="115%"/>
      <style:text-properties officeooo:rsid="002a0597"/>
    </style:style>
    <style:style style:name="P115" style:family="paragraph" style:parent-style-name="Text_20_body" style:list-style-name="L70">
      <style:text-properties officeooo:rsid="002a0597"/>
    </style:style>
    <style:style style:name="P116" style:family="paragraph" style:parent-style-name="Text_20_body" style:list-style-name="L71">
      <style:text-properties officeooo:rsid="002a0597"/>
    </style:style>
    <style:style style:name="P117" style:family="paragraph" style:parent-style-name="Text_20_body" style:list-style-name="L72">
      <style:text-properties officeooo:rsid="002a0597"/>
    </style:style>
    <style:style style:name="P118" style:family="paragraph" style:parent-style-name="Text_20_body">
      <style:text-properties fo:font-weight="bold" officeooo:rsid="002a0597" style:font-weight-asian="bold" style:font-weight-complex="bold"/>
    </style:style>
    <style:style style:name="P119" style:family="paragraph" style:parent-style-name="Text_20_body">
      <style:text-properties fo:font-size="16pt" fo:font-weight="bold" officeooo:rsid="002bed24" officeooo:paragraph-rsid="002bed24" style:font-size-asian="16pt" style:font-weight-asian="bold" style:font-size-complex="16pt" style:font-weight-complex="bold"/>
    </style:style>
    <style:style style:name="P120" style:family="paragraph" style:parent-style-name="Text_20_body">
      <style:text-properties fo:font-weight="bold" officeooo:rsid="002bed24" officeooo:paragraph-rsid="002bed24" style:font-weight-asian="bold" style:font-weight-complex="bold"/>
    </style:style>
    <style:style style:name="P121" style:family="paragraph" style:parent-style-name="Text_20_body">
      <style:text-properties officeooo:rsid="002bed24" officeooo:paragraph-rsid="002bed24"/>
    </style:style>
    <style:style style:name="P122" style:family="paragraph" style:parent-style-name="Horizontal_20_Line">
      <style:paragraph-properties fo:margin-top="0in" fo:margin-bottom="0.0972in" style:contextual-spacing="false" fo:line-height="115%"/>
      <style:text-properties officeooo:rsid="002bed24"/>
    </style:style>
    <style:style style:name="P123" style:family="paragraph" style:parent-style-name="Heading_20_1">
      <style:paragraph-properties fo:margin-top="0in" fo:margin-bottom="0.0972in" style:contextual-spacing="false" fo:line-height="115%"/>
      <style:text-properties officeooo:rsid="002bed24"/>
    </style:style>
    <style:style style:name="P124" style:family="paragraph" style:parent-style-name="Text_20_body">
      <style:text-properties officeooo:rsid="002bed24"/>
    </style:style>
    <style:style style:name="P125" style:family="paragraph" style:parent-style-name="Heading_20_2">
      <style:paragraph-properties fo:margin-top="0in" fo:margin-bottom="0.0972in" style:contextual-spacing="false" fo:line-height="115%"/>
      <style:text-properties officeooo:rsid="002bed24"/>
    </style:style>
    <style:style style:name="P126" style:family="paragraph" style:parent-style-name="Heading_20_3">
      <style:paragraph-properties fo:margin-top="0in" fo:margin-bottom="0.0972in" style:contextual-spacing="false" fo:line-height="115%"/>
      <style:text-properties officeooo:rsid="002bed24"/>
    </style:style>
    <style:style style:name="P127" style:family="paragraph" style:parent-style-name="Text_20_body" style:list-style-name="L73">
      <style:text-properties officeooo:rsid="002bed24"/>
    </style:style>
    <style:style style:name="P128" style:family="paragraph" style:parent-style-name="Text_20_body" style:list-style-name="L74">
      <style:text-properties officeooo:rsid="002bed24"/>
    </style:style>
    <style:style style:name="P129" style:family="paragraph" style:parent-style-name="Text_20_body" style:list-style-name="L75">
      <style:text-properties officeooo:rsid="002bed24"/>
    </style:style>
    <style:style style:name="P130" style:family="paragraph" style:parent-style-name="Heading_20_4">
      <style:paragraph-properties fo:margin-top="0in" fo:margin-bottom="0.0972in" style:contextual-spacing="false" fo:line-height="115%"/>
      <style:text-properties officeooo:rsid="002bed24"/>
    </style:style>
    <style:style style:name="P131" style:family="paragraph" style:parent-style-name="Text_20_body" style:list-style-name="L76">
      <style:text-properties officeooo:rsid="002bed24"/>
    </style:style>
    <style:style style:name="P132" style:family="paragraph" style:parent-style-name="Text_20_body" style:list-style-name="L77">
      <style:text-properties officeooo:rsid="002bed24"/>
    </style:style>
    <style:style style:name="P133" style:family="paragraph" style:parent-style-name="Text_20_body" style:list-style-name="L78">
      <style:text-properties officeooo:rsid="002bed24"/>
    </style:style>
    <style:style style:name="P134" style:family="paragraph" style:parent-style-name="Text_20_body" style:list-style-name="L79">
      <style:text-properties officeooo:rsid="002bed24"/>
    </style:style>
    <style:style style:name="P135" style:family="paragraph" style:parent-style-name="Text_20_body" style:list-style-name="L80">
      <style:text-properties officeooo:rsid="002bed24"/>
    </style:style>
    <style:style style:name="P136" style:family="paragraph" style:parent-style-name="Text_20_body" style:list-style-name="L81">
      <style:text-properties officeooo:rsid="002bed24"/>
    </style:style>
    <style:style style:name="P137" style:family="paragraph" style:parent-style-name="Text_20_body" style:list-style-name="L82">
      <style:text-properties officeooo:rsid="002bed24"/>
    </style:style>
    <style:style style:name="P138" style:family="paragraph" style:parent-style-name="Text_20_body" style:list-style-name="L83">
      <style:text-properties officeooo:rsid="002bed24"/>
    </style:style>
    <style:style style:name="P139" style:family="paragraph" style:parent-style-name="Text_20_body" style:list-style-name="L84">
      <style:text-properties officeooo:rsid="002bed24"/>
    </style:style>
    <style:style style:name="P140" style:family="paragraph" style:parent-style-name="Text_20_body" style:list-style-name="L85">
      <style:text-properties officeooo:rsid="002bed24"/>
    </style:style>
    <style:style style:name="P141" style:family="paragraph" style:parent-style-name="Text_20_body" style:list-style-name="L86">
      <style:text-properties officeooo:rsid="002bed24"/>
    </style:style>
    <style:style style:name="P142" style:family="paragraph" style:parent-style-name="Text_20_body" style:list-style-name="L87">
      <style:text-properties officeooo:rsid="002bed24"/>
    </style:style>
    <style:style style:name="P143" style:family="paragraph" style:parent-style-name="Text_20_body" style:list-style-name="L88">
      <style:text-properties officeooo:rsid="002bed24"/>
    </style:style>
    <style:style style:name="P144" style:family="paragraph" style:parent-style-name="Text_20_body" style:list-style-name="L89">
      <style:text-properties officeooo:rsid="002bed24"/>
    </style:style>
    <style:style style:name="P145" style:family="paragraph" style:parent-style-name="Text_20_body" style:list-style-name="L90">
      <style:text-properties officeooo:rsid="002bed24"/>
    </style:style>
    <style:style style:name="P146" style:family="paragraph" style:parent-style-name="Text_20_body" style:list-style-name="L91">
      <style:text-properties officeooo:rsid="002bed24"/>
    </style:style>
    <style:style style:name="P147" style:family="paragraph" style:parent-style-name="Text_20_body" style:list-style-name="L92">
      <style:text-properties officeooo:rsid="002bed24"/>
    </style:style>
    <style:style style:name="P148" style:family="paragraph" style:parent-style-name="Text_20_body" style:list-style-name="L93">
      <style:text-properties officeooo:rsid="002bed24"/>
    </style:style>
    <style:style style:name="T1" style:family="text">
      <style:text-properties officeooo:rsid="00298fec"/>
    </style:style>
    <style:style style:name="T2" style:family="text">
      <style:text-properties officeooo:rsid="002a9359"/>
    </style:style>
    <style:style style:name="T3" style:family="text">
      <style:text-properties officeooo:rsid="001f8a41"/>
    </style:style>
    <style:style style:name="T4" style:family="text">
      <style:text-properties officeooo:rsid="001c04de"/>
    </style:style>
    <style:style style:name="T5" style:family="text">
      <style:text-properties officeooo:rsid="002046f4"/>
    </style:style>
    <style:style style:name="T6" style:family="text">
      <style:text-properties officeooo:rsid="00264bb5"/>
    </style:style>
    <style:style style:name="T7" style:family="text">
      <style:text-properties officeooo:rsid="002a059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1</text:p>
          </table:table-cell>
          <table:table-cell table:style-name="Table1.A1" office:value-type="string">
            <text:p text:style-name="P2">Page 1</text:p>
          </table:table-cell>
          <table:table-cell table:style-name="Table1.C1" office:value-type="string">
            <text:p text:style-name="P1">Origin of Swastik</text:p>
          </table:table-cell>
        </table:table-row>
        <table:table-row>
          <table:table-cell table:style-name="Table1.A2" office:value-type="string">
            <text:p text:style-name="P3">2</text:p>
          </table:table-cell>
          <table:table-cell table:style-name="Table1.A2" office:value-type="string">
            <text:p text:style-name="P4">Page 2</text:p>
          </table:table-cell>
          <table:table-cell table:style-name="Table1.C2" office:value-type="string">
            <text:p text:style-name="P1">What Did Ancient People See or Assume in the Swastik Symbol?</text:p>
          </table:table-cell>
        </table:table-row>
        <table:table-row>
          <table:table-cell table:style-name="Table1.A2" office:value-type="string">
            <text:p text:style-name="P3">3</text:p>
          </table:table-cell>
          <table:table-cell table:style-name="Table1.A2" office:value-type="string">
            <text:p text:style-name="P4">Page 3</text:p>
          </table:table-cell>
          <table:table-cell table:style-name="Table1.C2" office:value-type="string">
            <text:p text:style-name="P1">The Swastik in Ancient World Cultures</text:p>
          </table:table-cell>
        </table:table-row>
        <table:table-row>
          <table:table-cell table:style-name="Table1.A2" office:value-type="string">
            <text:p text:style-name="P3">4</text:p>
          </table:table-cell>
          <table:table-cell table:style-name="Table1.A2" office:value-type="string">
            <text:p text:style-name="P4">Page 4</text:p>
          </table:table-cell>
          <table:table-cell table:style-name="Table1.C2" office:value-type="string">
            <text:p text:style-name="P1">Hakenkreuz <text:span text:style-name="T1">History and Meaning</text:span></text:p>
          </table:table-cell>
        </table:table-row>
        <table:table-row>
          <table:table-cell table:style-name="Table1.A2" office:value-type="string">
            <text:p text:style-name="P3">5</text:p>
          </table:table-cell>
          <table:table-cell table:style-name="Table1.A2" office:value-type="string">
            <text:p text:style-name="P4">Page 5</text:p>
          </table:table-cell>
          <table:table-cell table:style-name="Table1.C2" office:value-type="string">
            <text:p text:style-name="P5">How Swastik different from Hakenkreuz</text:p>
          </table:table-cell>
        </table:table-row>
        <table:table-row>
          <table:table-cell table:style-name="Table1.A2" office:value-type="string">
            <text:p text:style-name="P5">6.</text:p>
          </table:table-cell>
          <table:table-cell table:style-name="Table1.A2" office:value-type="string">
            <text:p text:style-name="P5">Page 6</text:p>
          </table:table-cell>
          <table:table-cell table:style-name="Table1.C2" office:value-type="string">
            <text:p text:style-name="P6"><text:span text:style-name="T2">Structural difference</text:span> explanation </text:p>
          </table:table-cell>
        </table:table-row>
        <table:table-row>
          <table:table-cell table:style-name="Table1.A2" office:value-type="string">
            <text:p text:style-name="P7">7.</text:p>
          </table:table-cell>
          <table:table-cell table:style-name="Table1.A2" office:value-type="string">
            <text:p text:style-name="P7">Page 7</text:p>
          </table:table-cell>
          <table:table-cell table:style-name="Table1.C2" office:value-type="string">
            <text:p text:style-name="Table_20_Contents">Modern Use of the Swastik in Hindu Practice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
      <text:p text:style-name="P1"/>
      <text:p text:style-name="P1"/>
      <text:p text:style-name="P1"/>
      <text:p text:style-name="P8">Origin of Swastik</text:p>
      <text:h text:style-name="P9" text:outline-level="2">🕉 Origin of the Swastik (Focused on Early History)</text:h>
      <text:p text:style-name="P10">The Swastika is among the most ancient geometric symbols known to human civilization. Archaeological, linguistic, and textual evidence indicates that its origins lie deep in prehistoric antiquity, with especially strong continuity in the Indian subcontinent. This paper-style overview examines the origin of the Swastika through archaeological discoveries, philological analysis, and early religious symbolism, focusing specifically on its formative historical context. </text:p>
      <text:h text:style-name="P11" text:outline-level="3">1️. Linguistic Origin (Sanskrit Roots)</text:h>
      <text:list text:style-name="L1">
        <text:list-item>
          <text:p text:style-name="P12">The word <text:span text:style-name="Strong_20_Emphasis">Swastik</text:span> comes from the Sanskrit word <text:span text:style-name="Strong_20_Emphasis">“स्वस्तिक” (Swastika)</text:span>.</text:p>
        </text:list-item>
        <text:list-item>
          <text:p text:style-name="P12">It is formed from:</text:p>
          <text:list>
            <text:list-item>
              <text:p text:style-name="P12"><text:span text:style-name="Strong_20_Emphasis">Su</text:span> = good</text:p>
            </text:list-item>
            <text:list-item>
              <text:p text:style-name="P12"><text:span text:style-name="Strong_20_Emphasis">Asti</text:span> = existence / being</text:p>
            </text:list-item>
            <text:list-item>
              <text:p text:style-name="P12"><text:span text:style-name="Strong_20_Emphasis">Ka</text:span> = suffix</text:p>
            </text:list-item>
          </text:list>
        </text:list-item>
      </text:list>
      <text:p text:style-name="P13">👉 Therefore, Swastika literally means: <text:span text:style-name="Strong_20_Emphasis">“That which brings well-being”</text:span> or <text:span text:style-name="Strong_20_Emphasis">“symbol of good existence.”</text:span></text:p>
      <text:p text:style-name="P13">The word itself proves that the symbol originated in ancient Indian linguistic and spiritual tradition.</text:p>
      <text:p text:style-name="P14"/>
      <text:h text:style-name="P11" text:outline-level="3"><text:soft-page-break/><text:span text:style-name="T3">2.</text:span> Earliest Archaeological Evidence (Prehistoric Times)</text:h>
      <text:list text:style-name="L2">
        <text:list-item>
          <text:p text:style-name="P15">The Swastik symbol dates back at least <text:span text:style-name="Strong_20_Emphasis">5,000–7,000 years</text:span>.</text:p>
        </text:list-item>
        <text:list-item>
          <text:p text:style-name="P15">It has been discovered in excavations of the <text:span text:style-name="Strong_20_Emphasis">Indus Valley Civilization</text:span> (c. 3000 BCE).</text:p>
        </text:list-item>
        <text:list-item>
          <text:p text:style-name="P15">The symbol appears on:</text:p>
          <text:list>
            <text:list-item>
              <text:p text:style-name="P15">Seals</text:p>
            </text:list-item>
            <text:list-item>
              <text:p text:style-name="P15">Pottery</text:p>
            </text:list-item>
            <text:list-item>
              <text:p text:style-name="P15">Terracotta artifacts</text:p>
            </text:list-item>
          </text:list>
        </text:list-item>
      </text:list>
      <text:p text:style-name="P13">Its presence in one of the world’s oldest urban civilizations suggests that the Swastik already held symbolic or religious significance.</text:p>
      <text:p text:style-name="Text_20_body"><text:span text:style-name="Strong_20_Emphasis"><text:span text:style-name="T4">Protohistoric</text:span></text:span><text:span text:style-name="T4"> </text:span><text:span text:style-name="Strong_20_Emphasis"><text:span text:style-name="T4">Context</text:span></text:span><text:span text:style-name="T4"> </text:span></text:p>
      <text:p text:style-name="P13">The earliest confirmed archaeological instances of the Swastika in South Asia are found in the <text:span text:style-name="Strong_20_Emphasis">Indus Valley Civilization</text:span> (c. 2600–1900 BCE). Excavations at sites such as Harappa and Mohenjo-daro have yielded seals and pottery bearing the characteristic hooked cross motif.</text:p>
      <text:p text:style-name="P13">Key observations from Indus findings:</text:p>
      <text:list text:style-name="L3">
        <text:list-item>
          <text:p text:style-name="P16">The symbol appears in standardized, repeated form.</text:p>
        </text:list-item>
        <text:list-item>
          <text:p text:style-name="P16">It is inscribed on administrative seals, suggesting recognized symbolic value.</text:p>
        </text:list-item>
        <text:list-item>
          <text:p text:style-name="P16">Its geometric consistency indicates deliberate design rather than random decoration.</text:p>
        </text:list-item>
      </text:list>
      <text:p text:style-name="P13">While the undeciphered Indus script prevents definitive interpretation, the recurrent use implies that the Swastika functioned as a meaningful emblem within protohistoric urban culture.</text:p>
      <text:p text:style-name="P13"/>
      <text:p text:style-name="P13"/>
      <text:p text:style-name="P14"/>
      <text:h text:style-name="P11" text:outline-level="3"><text:span text:style-name="T3">3.</text:span> Possible Pre-Vedic Solar Origin</text:h>
      <text:p text:style-name="P13">Many historians and scholars believe the Swastik originated as a <text:span text:style-name="Strong_20_Emphasis">solar symbol</text:span>.</text:p>
      <text:list text:style-name="L4">
        <text:list-item>
          <text:p text:style-name="P17">The rotating arms resemble:</text:p>
          <text:list>
            <text:list-item>
              <text:p text:style-name="P17">The movement of the sun across the sky</text:p>
            </text:list-item>
            <text:list-item>
              <text:p text:style-name="P17">The apparent rotation of the constellation Ursa Major</text:p>
            </text:list-item>
            <text:list-item>
              <text:p text:style-name="P17">The cycle of seasons</text:p>
            </text:list-item>
          </text:list>
        </text:list-item>
      </text:list>
      <text:p text:style-name="P13">Ancient agricultural societies depended heavily on the sun. Therefore, a rotating cross symbol may have represented:</text:p>
      <text:list text:style-name="L5">
        <text:list-item>
          <text:p text:style-name="P18">Life</text:p>
        </text:list-item>
        <text:list-item>
          <text:p text:style-name="P18"><text:soft-page-break/>Energy</text:p>
        </text:list-item>
        <text:list-item>
          <text:p text:style-name="P18">Cyclical time</text:p>
        </text:list-item>
        <text:list-item>
          <text:p text:style-name="P18">Renewal</text:p>
        </text:list-item>
      </text:list>
      <text:p text:style-name="P13">This makes solar worship one of the strongest theories behind the origin of the Swastik.</text:p>
      <text:p text:style-name="P13"/>
      <text:p text:style-name="P13"/>
      <text:p text:style-name="P14"/>
      <text:h text:style-name="P11" text:outline-level="3"><text:span text:style-name="T3">4.</text:span> Vedic Period References</text:h>
      <text:p text:style-name="P19">Although the exact graphic representation of the Swastika is not explicitly described in early Vedic hymns, the conceptual foundation is evident in the <text:span text:style-name="Strong_20_Emphasis">Rigveda</text:span> (c. 1500–1200 BCE). The term <text:span text:style-name="Emphasis">s</text:span><text:span text:style-name="Emphasis"><text:span text:style-name="T5">w</text:span></text:span><text:span text:style-name="Emphasis">asti</text:span> appears in several hymns as a blessing invoking prosperity, protection, and cosmic harmony.</text:p>
      <text:p text:style-name="P19">The repeated invocation of <text:span text:style-name="Emphasis">s</text:span><text:span text:style-name="Emphasis"><text:span text:style-name="T5">w</text:span></text:span><text:span text:style-name="Emphasis">asti</text:span> in ritual contexts suggests that the visual symbol may have developed as a graphic embodiment of a pre-existing theological concept. In this view, the Swastika is not merely decorative but a symbolic condensation of Vedic metaphysics—representing order (<text:span text:style-name="Emphasis">ṛta</text:span>), well-being, and auspicious continuity.</text:p>
      <text:p text:style-name="P13">In the <text:span text:style-name="Strong_20_Emphasis">Rigveda</text:span>, the word <text:span text:style-name="Emphasis">Swasti</text:span> is used in prayers meaning:</text:p>
      <text:list text:style-name="L6">
        <text:list-item>
          <text:p text:style-name="P20">May there be well-being</text:p>
        </text:list-item>
        <text:list-item>
          <text:p text:style-name="P20">May there be prosperity</text:p>
        </text:list-item>
        <text:list-item>
          <text:p text:style-name="P20">May there be peace</text:p>
        </text:list-item>
      </text:list>
      <text:p text:style-name="P13">This shows that the concept of <text:span text:style-name="Emphasis">Swasti</text:span> (auspiciousness) was central to early Vedic culture, and the symbol likely developed as a visual representation of that blessing.</text:p>
      <text:p text:style-name="P19"/>
      <text:p text:style-name="P14"/>
      <text:h text:style-name="P11" text:outline-level="3"><text:span text:style-name="T3">5.</text:span> Geometric Simplicity and Sacred Geometry</text:h>
      <text:p text:style-name="P13">The Swastik is not a random design.</text:p>
      <text:p text:style-name="P13">It is based on:</text:p>
      <text:list text:style-name="L7">
        <text:list-item>
          <text:p text:style-name="P21">A central cross (representing stability)</text:p>
        </text:list-item>
        <text:list-item>
          <text:p text:style-name="P21">Four bent arms (representing motion)</text:p>
        </text:list-item>
      </text:list>
      <text:p text:style-name="P13">The central cross traditionally symbolizes:</text:p>
      <text:list text:style-name="L8">
        <text:list-item>
          <text:p text:style-name="P22">Stability</text:p>
        </text:list-item>
        <text:list-item>
          <text:p text:style-name="P22">Cardinal directions</text:p>
        </text:list-item>
        <text:list-item>
          <text:p text:style-name="P22"><text:soft-page-break/>Cosmic orientation</text:p>
        </text:list-item>
      </text:list>
      <text:p text:style-name="P13">The bent arms introduce motion into the static cross, transforming it into a dynamic symbol. This synthesis of stability and rotation may represent the philosophical tension between permanence and change—a foundational theme in early cosmological thought.</text:p>
      <text:p text:style-name="P13">This combination symbolizes:</text:p>
      <text:list text:style-name="L9">
        <text:list-item>
          <text:p text:style-name="P23">Stillness + movement</text:p>
        </text:list-item>
        <text:list-item>
          <text:p text:style-name="P23">Center + expansion</text:p>
        </text:list-item>
        <text:list-item>
          <text:p text:style-name="P23">Unity + diversity</text:p>
        </text:list-item>
      </text:list>
      <text:p text:style-name="P13">Ancient civilizations often created symbols using sacred geometry. The Swastik’s symmetry and rotational balance suggest it evolved from early geometric spirituality.</text:p>
      <text:p text:style-name="P14"/>
      <text:h text:style-name="P11" text:outline-level="3"><text:span text:style-name="T3">6.</text:span> Spread Through Early Indo-European Cultures</text:h>
      <text:p text:style-name="P13">Archaeological findings show similar symbols in:</text:p>
      <text:list text:style-name="L10">
        <text:list-item>
          <text:p text:style-name="P24">Central Asia</text:p>
        </text:list-item>
        <text:list-item>
          <text:p text:style-name="P24">Eastern Europe</text:p>
        </text:list-item>
        <text:list-item>
          <text:p text:style-name="P24">Ancient Greece</text:p>
        </text:list-item>
      </text:list>
      <text:p text:style-name="P13">Some scholars suggest the symbol may have spread through early Indo-European migrations. Others believe it emerged independently in different regions because:</text:p>
      <text:list text:style-name="L11">
        <text:list-item>
          <text:p text:style-name="P25">It is simple to draw.</text:p>
        </text:list-item>
        <text:list-item>
          <text:p text:style-name="P25">It naturally represents rotation and movement.</text:p>
        </text:list-item>
        <text:list-item>
          <text:p text:style-name="P25">It connects easily with solar symbolism.</text:p>
        </text:list-item>
      </text:list>
      <text:p text:style-name="P13">Regardless of the exact route, its early presence across Eurasia shows very ancient roots.</text:p>
      <text:p text:style-name="P14"/>
      <text:h text:style-name="P11" text:outline-level="3"><text:span text:style-name="T3">7</text:span> Early Religious Significance in India</text:h>
      <text:p text:style-name="P13">In ancient Indian spiritual traditions, the Swastik became:</text:p>
      <text:list text:style-name="L12">
        <text:list-item>
          <text:p text:style-name="P26">A symbol of cosmic order</text:p>
        </text:list-item>
        <text:list-item>
          <text:p text:style-name="P26">A representation of the four directions</text:p>
        </text:list-item>
        <text:list-item>
          <text:p text:style-name="P26">A sign of harmony between nature and humanity</text:p>
        </text:list-item>
      </text:list>
      <text:p text:style-name="P13">Over time, it became associated with:</text:p>
      <text:list text:style-name="L13">
        <text:list-item>
          <text:p text:style-name="P27">Ritual beginnings</text:p>
        </text:list-item>
        <text:list-item>
          <text:p text:style-name="P27"><text:soft-page-break/>Temple entrances</text:p>
        </text:list-item>
        <text:list-item>
          <text:p text:style-name="P27">Sacred ceremonies</text:p>
        </text:list-item>
      </text:list>
      <text:p text:style-name="P28">Its early religious use confirms that it was seen as a <text:span text:style-name="Strong_20_Emphasis">protective and positive sign</text:span> from the beginning.</text:p>
      <text:p text:style-name="P28">Its function expanded from a possible cosmological symbol to a formal sign of auspicious beginnings. This institutionalization indicates that the symbol’s meaning had stabilized within a structured theological framework. </text:p>
      <text:p text:style-name="P14"/>
      <text:h text:style-name="P11" text:outline-level="3"><text:span text:style-name="T3">8</text:span> Connection With Cyclical Time</text:h>
      <text:p text:style-name="P13">Ancient Indian philosophy emphasizes cycles:</text:p>
      <text:list text:style-name="L14">
        <text:list-item>
          <text:p text:style-name="P29">Day and night</text:p>
        </text:list-item>
        <text:list-item>
          <text:p text:style-name="P29">Birth and rebirth</text:p>
        </text:list-item>
        <text:list-item>
          <text:p text:style-name="P29">Creation and destruction</text:p>
        </text:list-item>
        <text:list-item>
          <text:p text:style-name="P29">Yugas (cosmic ages)</text:p>
        </text:list-item>
      </text:list>
      <text:p text:style-name="P13">The rotating structure of the Swastik visually represents cyclical continuity. This may explain why it became deeply rooted in early metaphysical thought.</text:p>
      <text:p text:style-name="P14"/>
      <text:h text:style-name="P11" text:outline-level="3"><text:span text:style-name="T3">9</text:span> Symbol of Auspicious Beginnings</text:h>
      <text:p text:style-name="P13">From ancient times, the Swastik has been drawn:</text:p>
      <text:list text:style-name="L15">
        <text:list-item>
          <text:p text:style-name="P30">At the start of writing</text:p>
        </text:list-item>
        <text:list-item>
          <text:p text:style-name="P30">Before religious ceremonies</text:p>
        </text:list-item>
        <text:list-item>
          <text:p text:style-name="P30">On new constructions</text:p>
        </text:list-item>
      </text:list>
      <text:p text:style-name="P13">This indicates that its origin is closely tied to the idea of invoking blessings before starting something important.</text:p>
      <text:p text:style-name="P14"/>
      <text:h text:style-name="P11" text:outline-level="3"><text:span text:style-name="T3">10</text:span> Why It Likely Originated in the Indian Subcontinent</text:h>
      <text:p text:style-name="P13">Strong indicators supporting Indian origin include:</text:p>
      <text:list text:style-name="L16">
        <text:list-item>
          <text:p text:style-name="P31">Sanskrit linguistic foundation</text:p>
        </text:list-item>
        <text:list-item>
          <text:p text:style-name="P31">Archaeological findings in the Indus Valley</text:p>
        </text:list-item>
        <text:list-item>
          <text:p text:style-name="P31">Continuous unbroken use in Indian traditions for thousands of years</text:p>
        </text:list-item>
        <text:list-item>
          <text:p text:style-name="P31">Deep philosophical alignment with Vedic cosmology</text:p>
        </text:list-item>
      </text:list>
      <text:p text:style-name="P13"><text:soft-page-break/>Unlike many ancient symbols that disappeared, the Swastik has remained in active use in India from prehistoric times to today.</text:p>
      <text:p text:style-name="P14"/>
      <text:h text:style-name="P32" text:outline-level="2">🌟 Conclusion</text:h>
      <text:p text:style-name="P13">The origin of the Swastika can be traced through three converging lines of evidence:</text:p>
      <text:list text:style-name="L17">
        <text:list-item>
          <text:p text:style-name="P33"><text:span text:style-name="Strong_20_Emphasis">Linguistic</text:span> — Its Sanskrit etymology connects it directly to early Indo-Aryan concepts of well-being.</text:p>
        </text:list-item>
        <text:list-item>
          <text:p text:style-name="P33"><text:span text:style-name="Strong_20_Emphasis">Archaeological</text:span> — Its presence in the Indus Valley Civilization demonstrates antiquity in South Asia.</text:p>
        </text:list-item>
        <text:list-item>
          <text:p text:style-name="P33"><text:span text:style-name="Strong_20_Emphasis">Cosmological</text:span> — Its geometry aligns with early solar and cyclical worldviews.</text:p>
        </text:list-item>
      </text:list>
      <text:p text:style-name="P13">While parallels exist in other ancient cultures, the strongest case for a sustained and conceptually developed origin lies within the Indian subcontinent. The Swastika thus emerges not merely as a decorative motif, but as a profound early symbol encoding humanity’s attempt to understand cosmic order, cyclical time, and the aspiration for well-being.</text:p>
      <text:p text:style-name="P13"/>
      <text:p text:style-name="P14"/>
      <text:p text:style-name="P13"/>
      <text:p text:style-name="P34">Page 2</text:p>
      <text:h text:style-name="P9" text:outline-level="2">What Did Ancient People See or Assume in the Swastik Symbol?</text:h>
      <text:p text:style-name="P13">The Swastik did not begin as an abstract decorative design. Ancient communities likely created it based on natural observations, cosmic patterns, and philosophical ideas. Below is a research-oriented explanation of what early humans may have <text:span text:style-name="Emphasis">seen</text:span> or <text:span text:style-name="Emphasis">interpreted</text:span> when forming this symbol.</text:p>
      <text:p text:style-name="P14"/>
      <text:h text:style-name="P32" text:outline-level="2"><text:span text:style-name="T6">1.</text:span> The Moving Sun</text:h>
      <text:p text:style-name="P13">One of the strongest interpretations is solar observation.</text:p>
      <text:p text:style-name="P13">Ancient people closely observed:</text:p>
      <text:list text:style-name="L18">
        <text:list-item>
          <text:p text:style-name="P35">Sunrise and sunset cycles</text:p>
        </text:list-item>
        <text:list-item>
          <text:p text:style-name="P35">Seasonal shifts</text:p>
        </text:list-item>
        <text:list-item>
          <text:p text:style-name="P35">The apparent circular movement of the sun across the sky</text:p>
        </text:list-item>
      </text:list>
      <text:p text:style-name="P13">The Swastik’s bent arms suggest <text:span text:style-name="Strong_20_Emphasis">rotation</text:span>. To early agricultural societies, the rotating cross may have symbolized:</text:p>
      <text:list text:style-name="L19">
        <text:list-item>
          <text:p text:style-name="P36"><text:soft-page-break/>The sun in motion</text:p>
        </text:list-item>
        <text:list-item>
          <text:p text:style-name="P36">The cycle of day and night</text:p>
        </text:list-item>
        <text:list-item>
          <text:p text:style-name="P36">The continuity of seasons</text:p>
        </text:list-item>
      </text:list>
      <text:p text:style-name="P13">Since survival depended on solar patterns, the symbol may have been a simplified representation of cosmic movement.</text:p>
      <text:p text:style-name="P14"/>
      <text:h text:style-name="P32" text:outline-level="2"><text:span text:style-name="T6">2.</text:span> The Four Directions</text:h>
      <text:p text:style-name="P13">Early humans were deeply connected to orientation in space. The basic cross shape represents:</text:p>
      <text:list text:style-name="L20">
        <text:list-item>
          <text:p text:style-name="P37">North</text:p>
        </text:list-item>
        <text:list-item>
          <text:p text:style-name="P37">South</text:p>
        </text:list-item>
        <text:list-item>
          <text:p text:style-name="P37">East</text:p>
        </text:list-item>
        <text:list-item>
          <text:p text:style-name="P37">West</text:p>
        </text:list-item>
      </text:list>
      <text:p text:style-name="P13">The bent arms may indicate:</text:p>
      <text:list text:style-name="L21">
        <text:list-item>
          <text:p text:style-name="P38">Expansion of life in all directions</text:p>
        </text:list-item>
        <text:list-item>
          <text:p text:style-name="P38">Dynamic energy spreading outward</text:p>
        </text:list-item>
      </text:list>
      <text:p text:style-name="P13">In many early cultures, including those associated with the <text:span text:style-name="Strong_20_Emphasis">Indus Valley Civilization</text:span>, urban planning shows awareness of cardinal directions. The Swastik may have symbolized ordered space and cosmic alignment.</text:p>
      <text:p text:style-name="P14"/>
      <text:h text:style-name="P32" text:outline-level="2"><text:span text:style-name="T6">3.</text:span> Cyclical Time and Rotation</text:h>
      <text:p text:style-name="P13">Ancient societies often understood time as <text:span text:style-name="Strong_20_Emphasis">cyclical</text:span>, not linear.</text:p>
      <text:p text:style-name="P13">They observed:</text:p>
      <text:list text:style-name="L22">
        <text:list-item>
          <text:p text:style-name="P39">Phases of the moon</text:p>
        </text:list-item>
        <text:list-item>
          <text:p text:style-name="P39">Agricultural cycles</text:p>
        </text:list-item>
        <text:list-item>
          <text:p text:style-name="P39">Birth, growth, decay, and renewal</text:p>
        </text:list-item>
      </text:list>
      <text:p text:style-name="P13">The rotating appearance of the Swastik visually expresses continuity. Unlike a static cross, its bent arms imply:</text:p>
      <text:list text:style-name="L23">
        <text:list-item>
          <text:p text:style-name="P40">Movement</text:p>
        </text:list-item>
        <text:list-item>
          <text:p text:style-name="P40">Repetition</text:p>
        </text:list-item>
        <text:list-item>
          <text:p text:style-name="P40">Eternal return</text:p>
        </text:list-item>
      </text:list>
      <text:p text:style-name="P13"><text:soft-page-break/>Thus, early people may have seen it as a symbol of <text:span text:style-name="Strong_20_Emphasis">life’s ongoing cycle</text:span>.</text:p>
      <text:p text:style-name="P14"/>
      <text:h text:style-name="P32" text:outline-level="2"><text:span text:style-name="T6">4.</text:span> Celestial Patterns</text:h>
      <text:p text:style-name="P13">Some scholars propose that the Swastik reflects observations of the night sky.</text:p>
      <text:p text:style-name="P13">For example:</text:p>
      <text:list text:style-name="L24">
        <text:list-item>
          <text:p text:style-name="P41">The apparent rotation of the constellation around the Pole Star</text:p>
        </text:list-item>
        <text:list-item>
          <text:p text:style-name="P41">The circular movement of stars across seasons</text:p>
        </text:list-item>
      </text:list>
      <text:p text:style-name="P13">Ancient sky-watchers could have translated celestial rotation into a simplified geometric form. The Swastik’s rotational symmetry fits well with early astronomical symbolism.</text:p>
      <text:p text:style-name="P14"/>
      <text:h text:style-name="P32" text:outline-level="2"><text:span text:style-name="T6">5.</text:span> Natural Phenomena</text:h>
      <text:p text:style-name="P13">Ancient humans were highly observant of nature. The Swastik shape resembles:</text:p>
      <text:list text:style-name="L25">
        <text:list-item>
          <text:p text:style-name="P42">Whirling winds</text:p>
        </text:list-item>
        <text:list-item>
          <text:p text:style-name="P42">Spiral plant growth</text:p>
        </text:list-item>
        <text:list-item>
          <text:p text:style-name="P42">Flowing water patterns</text:p>
        </text:list-item>
        <text:list-item>
          <text:p text:style-name="P42">Rotating fire embers</text:p>
        </text:list-item>
      </text:list>
      <text:p text:style-name="P13">The bent arms suggest kinetic force. It may have represented <text:span text:style-name="Strong_20_Emphasis">energy in motion</text:span>, drawn from natural experiences.</text:p>
      <text:p text:style-name="P14"/>
      <text:h text:style-name="P32" text:outline-level="2"><text:span text:style-name="T6">6.</text:span> Sacred Geometry and Balance</text:h>
      <text:p text:style-name="P13">The Swastik combines:</text:p>
      <text:list text:style-name="L26">
        <text:list-item>
          <text:p text:style-name="P43">A central intersection (stability)</text:p>
        </text:list-item>
        <text:list-item>
          <text:p text:style-name="P43">Four extending arms (movement)</text:p>
        </text:list-item>
      </text:list>
      <text:p text:style-name="P13">This balance between stillness and motion may have symbolized:</text:p>
      <text:list text:style-name="L27">
        <text:list-item>
          <text:p text:style-name="P44">Order within chaos</text:p>
        </text:list-item>
        <text:list-item>
          <text:p text:style-name="P44">Stability within change</text:p>
        </text:list-item>
        <text:list-item>
          <text:p text:style-name="P44">A centered universe with expanding life</text:p>
        </text:list-item>
      </text:list>
      <text:p text:style-name="P13">Such geometric symbolism appears early in many civilizations because simple symmetrical shapes naturally attract human perception.</text:p>
      <text:p text:style-name="P14"><text:soft-page-break/></text:p>
      <text:h text:style-name="P32" text:outline-level="2"><text:span text:style-name="T6">7</text:span> Blessing and Well-being</text:h>
      <text:p text:style-name="P13">In early Indo-Aryan culture, the Sanskrit root <text:span text:style-name="Emphasis">“svasti”</text:span> meant well-being and prosperity. The concept appears repeatedly in the <text:span text:style-name="Strong_20_Emphasis">Rigveda</text:span>, where it is used in prayers invoking harmony and protection.</text:p>
      <text:p text:style-name="P13">The Swastik likely became the visual expression of that spoken blessing. Ancient people may have assumed:</text:p>
      <text:list text:style-name="L28">
        <text:list-item>
          <text:p text:style-name="P45">It invokes protection</text:p>
        </text:list-item>
        <text:list-item>
          <text:p text:style-name="P45">It ensures auspicious beginnings</text:p>
        </text:list-item>
        <text:list-item>
          <text:p text:style-name="P45">It aligns human action with cosmic order</text:p>
        </text:list-item>
      </text:list>
      <text:p text:style-name="P14"/>
      <text:h text:style-name="P32" text:outline-level="2"><text:span text:style-name="T6">8</text:span> Symbol of Expansion</text:h>
      <text:p text:style-name="P13">Another interpretation suggests the Swastik shows <text:span text:style-name="Strong_20_Emphasis">growth from a center outward</text:span>.</text:p>
      <text:p text:style-name="P13">The central point represents origin or source.<text:line-break/>The arms extend outward, symbolizing:</text:p>
      <text:list text:style-name="L29">
        <text:list-item>
          <text:p text:style-name="P46">Creation</text:p>
        </text:list-item>
        <text:list-item>
          <text:p text:style-name="P46">Expansion</text:p>
        </text:list-item>
        <text:list-item>
          <text:p text:style-name="P46">Multiplication</text:p>
        </text:list-item>
      </text:list>
      <text:p text:style-name="P13">This interpretation aligns with early metaphysical ideas about the universe emerging from a single point.</text:p>
      <text:p text:style-name="P14"/>
      <text:h text:style-name="P32" text:outline-level="2"><text:span text:style-name="T6">9</text:span> Why the Shape Appeared Naturally</text:h>
      <text:p text:style-name="P13">The Swastik is geometrically simple:</text:p>
      <text:list text:style-name="L30">
        <text:list-item>
          <text:p text:style-name="P47">It requires only straight lines.</text:p>
        </text:list-item>
        <text:list-item>
          <text:p text:style-name="P47">It can be drawn quickly.</text:p>
        </text:list-item>
        <text:list-item>
          <text:p text:style-name="P47">It creates immediate visual symmetry.</text:p>
        </text:list-item>
      </text:list>
      <text:p text:style-name="P13">Because of its simplicity and resemblance to rotational movement, different ancient communities may have independently conceived similar forms when attempting to represent motion or cosmic order.</text:p>
      <text:p text:style-name="P14"/>
      <text:h text:style-name="P32" text:outline-level="2"><text:soft-page-break/><text:span text:style-name="T6">10.</text:span> What Ancient People Likely Assumed</text:h>
      <text:p text:style-name="P13">Based on archaeological and textual interpretations, ancient people likely saw the Swastik as:</text:p>
      <text:list text:style-name="L31">
        <text:list-item>
          <text:p text:style-name="P48">A symbol of the sun</text:p>
        </text:list-item>
        <text:list-item>
          <text:p text:style-name="P48">A representation of the four directions</text:p>
        </text:list-item>
        <text:list-item>
          <text:p text:style-name="P48">A sign of cyclical time</text:p>
        </text:list-item>
        <text:list-item>
          <text:p text:style-name="P48">A mark of cosmic balance</text:p>
        </text:list-item>
        <text:list-item>
          <text:p text:style-name="P48">A symbol invoking prosperity and well-being</text:p>
        </text:list-item>
      </text:list>
      <text:p text:style-name="P13">Rather than a political emblem, it was originally a cosmological and spiritual diagram — a visual shorthand for how early humans understood the universe.</text:p>
      <text:p text:style-name="P14"/>
      <text:h text:style-name="P32" text:outline-level="2">Conclusion</text:h>
      <text:p text:style-name="P13">The Swastik likely emerged from careful observation of nature and the cosmos. Ancient people saw rotation in the sky, cycles in life, balance in geometry, and energy in movement. The Swastik became a condensed symbol of these universal experiences — representing motion, harmony, and continuity long before formal theological systems developed around it.</text:p>
      <text:p text:style-name="P13">If you want, I can also provide a purely archaeological interpretation versus a purely philosophical interpretation for deeper academic comparison.</text:p>
      <text:p text:style-name="P13"/>
      <text:p text:style-name="P13"/>
      <text:p text:style-name="P49">Page-3</text:p>
      <text:h text:style-name="P50" text:outline-level="2">The Swastik in Ancient World Cultures</text:h>
      <text:p text:style-name="P51">Archaeological research shows that the Swastik (a hooked or bent-armed cross) appeared in multiple ancient civilizations across Eurasia and the Americas. Because of its simple geometric structure and rotational symmetry, it emerged in diverse cultural contexts. Below is a focused academic overview of its presence in Europe and in Mesoamerican (Mayan-related) regions.</text:p>
      <text:p text:style-name="P52"/>
      <text:h text:style-name="P53" text:outline-level="1">a. Swastik in Parts of Europe</text:h>
      <text:h text:style-name="P54" text:outline-level="3">1 Prehistoric Europe (Neolithic &amp; Bronze Age)</text:h>
      <text:p text:style-name="P51">The Swastik motif has been discovered in:</text:p>
      <text:list text:style-name="L32">
        <text:list-item>
          <text:p text:style-name="P55">Neolithic pottery</text:p>
        </text:list-item>
        <text:list-item>
          <text:p text:style-name="P55"><text:soft-page-break/>Bronze Age ornaments</text:p>
        </text:list-item>
        <text:list-item>
          <text:p text:style-name="P55">Megalithic carvings</text:p>
        </text:list-item>
      </text:list>
      <text:p text:style-name="P51">One of the most famous examples is found at <text:span text:style-name="Strong_20_Emphasis">Newgrange</text:span>, a Neolithic monument dated to around 3200 BCE. Although Newgrange is more famous for spiral motifs, related rotational geometric designs suggest early European fascination with cyclical solar symbolism.</text:p>
      <text:p text:style-name="P51">Swastik-like forms have also been found in:</text:p>
      <text:list text:style-name="L33">
        <text:list-item>
          <text:p text:style-name="P56">Eastern European ceramics</text:p>
        </text:list-item>
        <text:list-item>
          <text:p text:style-name="P56">Balkan archaeological sites</text:p>
        </text:list-item>
        <text:list-item>
          <text:p text:style-name="P56">Central European Bronze Age artifacts</text:p>
        </text:list-item>
      </text:list>
      <text:p text:style-name="P51">These early examples indicate that the motif existed in Europe thousands of years before classical civilization.</text:p>
      <text:p text:style-name="P52"/>
      <text:h text:style-name="P54" text:outline-level="3">2 Ancient Greece</text:h>
      <text:p text:style-name="P51">In ancient Greece, the Swastik was known as the <text:span text:style-name="Strong_20_Emphasis">“gammadion”</text:span>, because it resembles four Greek letter gammas (Γ) arranged in rotational symmetry.</text:p>
      <text:p text:style-name="P51">It appears on:</text:p>
      <text:list text:style-name="L34">
        <text:list-item>
          <text:p text:style-name="P57">Geometric-period pottery (c. 900–700 BCE)</text:p>
        </text:list-item>
        <text:list-item>
          <text:p text:style-name="P57">Decorative borders</text:p>
        </text:list-item>
        <text:list-item>
          <text:p text:style-name="P57">Shields and textiles</text:p>
        </text:list-item>
      </text:list>
      <text:p text:style-name="P51">The symbol functioned primarily as a decorative and possibly protective motif. It was especially common during the Greek Geometric Period, when repetitive linear patterns dominated ceramic art.</text:p>
      <text:p text:style-name="P52"/>
      <text:h text:style-name="P54" text:outline-level="3">3 Roman and Etruscan Use</text:h>
      <text:p text:style-name="P51">The Swastik motif also appears in:</text:p>
      <text:list text:style-name="L35">
        <text:list-item>
          <text:p text:style-name="P58">Roman mosaics</text:p>
        </text:list-item>
        <text:list-item>
          <text:p text:style-name="P58">Architectural decorations</text:p>
        </text:list-item>
        <text:list-item>
          <text:p text:style-name="P58">Etruscan pottery</text:p>
        </text:list-item>
      </text:list>
      <text:p text:style-name="P51">In these contexts, it was often associated with:</text:p>
      <text:list text:style-name="L36">
        <text:list-item>
          <text:p text:style-name="P59">Good fortune</text:p>
        </text:list-item>
        <text:list-item>
          <text:p text:style-name="P59">Continuity</text:p>
        </text:list-item>
        <text:list-item>
          <text:p text:style-name="P59">Solar imagery</text:p>
        </text:list-item>
      </text:list>
      <text:p text:style-name="P51"><text:soft-page-break/>The Romans adopted many decorative motifs from earlier Mediterranean cultures, including rotational cross patterns.</text:p>
      <text:p text:style-name="P52"/>
      <text:h text:style-name="P54" text:outline-level="3">4 Northern and Germanic Regions</text:h>
      <text:p text:style-name="P51">The symbol has been found in:</text:p>
      <text:list text:style-name="L37">
        <text:list-item>
          <text:p text:style-name="P60">Scandinavian artifacts</text:p>
        </text:list-item>
        <text:list-item>
          <text:p text:style-name="P60">Early Germanic metalwork</text:p>
        </text:list-item>
        <text:list-item>
          <text:p text:style-name="P60">Viking-age objects</text:p>
        </text:list-item>
      </text:list>
      <text:p text:style-name="P51">In some interpretations, it may have symbolized:</text:p>
      <text:list text:style-name="L38">
        <text:list-item>
          <text:p text:style-name="P61">The sun wheel</text:p>
        </text:list-item>
        <text:list-item>
          <text:p text:style-name="P61">Cyclical power</text:p>
        </text:list-item>
        <text:list-item>
          <text:p text:style-name="P61">Possibly a thunder or sky-related concept</text:p>
        </text:list-item>
      </text:list>
      <text:p text:style-name="P51">However, in most cases, it appears as a geometric ornament rather than a clearly textual religious symbol.</text:p>
      <text:p text:style-name="P52"/>
      <text:h text:style-name="P54" text:outline-level="3">5 Interpretation in Europe</text:h>
      <text:p text:style-name="P51">European Swastik forms are generally interpreted as:</text:p>
      <text:list text:style-name="L39">
        <text:list-item>
          <text:p text:style-name="P62">Solar symbols</text:p>
        </text:list-item>
        <text:list-item>
          <text:p text:style-name="P62">Rotational motifs</text:p>
        </text:list-item>
        <text:list-item>
          <text:p text:style-name="P62">Decorative geometric patterns</text:p>
        </text:list-item>
      </text:list>
      <text:p text:style-name="P51">There is no single unified meaning across Europe, but the recurring theme of movement and cyclical energy appears consistently.</text:p>
      <text:p text:style-name="P52"/>
      <text:h text:style-name="P53" text:outline-level="1">b. Swastik in Mayan Culture (Mesoamerican Context)</text:h>
      <text:p text:style-name="P51">The presence of Swastik-like motifs in Mesoamerica, including regions associated with the Maya, is more limited and debated compared to Eurasia. However, rotational cross designs resembling the Swastik have been identified in certain pre-Columbian artifacts.</text:p>
      <text:p text:style-name="P52"/>
      <text:h text:style-name="P54" text:outline-level="3">1 Mesoamerican Rotational Cross Motifs</text:h>
      <text:p text:style-name="P51">In Mesoamerican civilizations (including Maya-related areas), archaeologists have identified:</text:p>
      <text:list text:style-name="L40">
        <text:list-item>
          <text:p text:style-name="P63"><text:soft-page-break/>Rotating cross designs</text:p>
        </text:list-item>
        <text:list-item>
          <text:p text:style-name="P63">Four-directional cosmograms</text:p>
        </text:list-item>
        <text:list-item>
          <text:p text:style-name="P63">Step-pattern geometric motifs</text:p>
        </text:list-item>
      </text:list>
      <text:p text:style-name="P51">The Maya civilization, centered in areas such as <text:span text:style-name="Strong_20_Emphasis">Maya civilization</text:span>, developed a complex cosmology based on:</text:p>
      <text:list text:style-name="L41">
        <text:list-item>
          <text:p text:style-name="P64">Four cardinal directions</text:p>
        </text:list-item>
        <text:list-item>
          <text:p text:style-name="P64">A central cosmic axis</text:p>
        </text:list-item>
        <text:list-item>
          <text:p text:style-name="P64">Cyclical time</text:p>
        </text:list-item>
      </text:list>
      <text:p text:style-name="P51">Some artifacts display cross-like or bent-arm motifs symbolizing the four directions of the universe.</text:p>
      <text:p text:style-name="P52"/>
      <text:h text:style-name="P54" text:outline-level="3">2 Symbolism of the Four Directions</text:h>
      <text:p text:style-name="P51">In Mayan cosmology:</text:p>
      <text:list text:style-name="L42">
        <text:list-item>
          <text:p text:style-name="P65">The world was divided into four quarters.</text:p>
        </text:list-item>
        <text:list-item>
          <text:p text:style-name="P65">Each direction had a color and spiritual association.</text:p>
        </text:list-item>
        <text:list-item>
          <text:p text:style-name="P65">The center represented the cosmic tree (axis mundi).</text:p>
        </text:list-item>
      </text:list>
      <text:p text:style-name="P51">Certain rotational cross designs found in Mesoamerican art resemble the Swastik structurally, though they developed independently within their own cosmological system.</text:p>
      <text:p text:style-name="P52"/>
      <text:h text:style-name="P54" text:outline-level="3">3 Independent Development Theory</text:h>
      <text:p text:style-name="P51">Most scholars argue that similarities between Eurasian Swastik symbols and Mesoamerican rotational motifs are examples of <text:span text:style-name="Strong_20_Emphasis">independent invention</text:span>, because:</text:p>
      <text:list text:style-name="L43">
        <text:list-item>
          <text:p text:style-name="P66">There is no strong archaeological evidence of direct contact between ancient Eurasia and the Maya.</text:p>
        </text:list-item>
        <text:list-item>
          <text:p text:style-name="P66">The design is geometrically simple and easy to conceptualize.</text:p>
        </text:list-item>
        <text:list-item>
          <text:p text:style-name="P66">Many cultures independently created symbols representing motion and direction.</text:p>
        </text:list-item>
      </text:list>
      <text:p text:style-name="P51">Thus, the appearance of Swastik-like motifs in Mesoamerica likely arose from similar cosmological thinking rather than cultural transmission.</text:p>
      <text:p text:style-name="P52"/>
      <text:h text:style-name="P67" text:outline-level="2">Comparative Observations</text:h>
      <text:p text:style-name="P51">Across both Europe and Mesoamerica, the Swastik or Swastik-like forms commonly represent:</text:p>
      <text:list text:style-name="L44">
        <text:list-item>
          <text:p text:style-name="P68">Rotation</text:p>
        </text:list-item>
        <text:list-item>
          <text:p text:style-name="P68">Solar movement</text:p>
        </text:list-item>
        <text:list-item>
          <text:p text:style-name="P68"><text:soft-page-break/>Cardinal directions</text:p>
        </text:list-item>
        <text:list-item>
          <text:p text:style-name="P68">Cosmic order</text:p>
        </text:list-item>
        <text:list-item>
          <text:p text:style-name="P68">Cyclical time</text:p>
        </text:list-item>
      </text:list>
      <text:p text:style-name="P51">However:</text:p>
      <text:list text:style-name="L45">
        <text:list-item>
          <text:p text:style-name="P69">In Europe, it appears frequently as a decorative and solar motif.</text:p>
        </text:list-item>
        <text:list-item>
          <text:p text:style-name="P69">In Mesoamerica, it aligns more closely with four-direction cosmology.</text:p>
        </text:list-item>
      </text:list>
      <text:p text:style-name="P52"/>
      <text:h text:style-name="P67" text:outline-level="2">Conclusion</text:h>
      <text:p text:style-name="P51">The Swastik’s presence in ancient Europe and Mesoamerican regions demonstrates the universality of geometric symbolism in early human thought. While the Eurasian examples have a long continuous archaeological record from the Neolithic onward, the Mesoamerican appearances reflect independent cosmological symbolism centered on directionality and cyclical order.</text:p>
      <text:p text:style-name="P51">The recurrence of this motif across distant civilizations suggests that ancient humans, observing similar natural and cosmic patterns, often expressed them through rotational geometric forms resembling the Swastik.</text:p>
      <text:p text:style-name="P51">If you would like, I can also provide:</text:p>
      <text:list text:style-name="L46">
        <text:list-item>
          <text:p text:style-name="P70">A map-based cultural spread explanation</text:p>
        </text:list-item>
        <text:list-item>
          <text:p text:style-name="P70">A strictly archaeological citation-based version</text:p>
        </text:list-item>
        <text:list-item>
          <text:p text:style-name="P70">Or a theory-comparison discussion (diffusion vs independent invention)</text:p>
        </text:list-item>
      </text:list>
      <text:p text:style-name="P71"/>
      <text:p text:style-name="P72">Page 4</text:p>
      <text:p text:style-name="P73"/>
      <text:h text:style-name="P74" text:outline-level="1">The Hakenkreuz: Terminology, Political Adoption, and Twentieth-Century Usage</text:h>
      <text:p text:style-name="P75"><text:span text:style-name="Emphasis">(Academic Overview)</text:span></text:p>
      <text:p text:style-name="P76"/>
      <text:h text:style-name="P77" text:outline-level="2">1. Terminology and Definition</text:h>
      <text:p text:style-name="P75">The German term <text:span text:style-name="Strong_20_Emphasis">Hakenkreuz</text:span> literally translates to “hooked cross” (<text:span text:style-name="Emphasis">Haken</text:span> = hook; <text:span text:style-name="Emphasis">Kreuz</text:span> = cross). In twentieth-century historical scholarship, the term is used specifically to denote the tilted, right-facing swastika adopted by the <text:span text:style-name="Strong_20_Emphasis">Nazi Party</text:span> as its official emblem.</text:p>
      <text:p text:style-name="P75"><text:soft-page-break/>Although visually related to ancient swastika motifs found in various world cultures, the Hakenkreuz in modern historiography refers to the symbol as standardized and ideologically defined within German National Socialism.</text:p>
      <text:p text:style-name="P76"/>
      <text:h text:style-name="P77" text:outline-level="2">2. Intellectual and Ideological Background (Late 19th–Early 20th Century)</text:h>
      <text:p text:style-name="P75">The political reinterpretation of the hooked cross in Germany emerged within late nineteenth-century nationalist and völkisch movements. These circles promoted:</text:p>
      <text:list text:style-name="L47">
        <text:list-item>
          <text:p text:style-name="P78">Romanticized notions of Germanic antiquity</text:p>
        </text:list-item>
        <text:list-item>
          <text:p text:style-name="P78">Racial theories concerning “Aryan” origins</text:p>
        </text:list-item>
        <text:list-item>
          <text:p text:style-name="P78">Ethno-nationalist symbolism</text:p>
        </text:list-item>
      </text:list>
      <text:p text:style-name="P75">Writers such as <text:span text:style-name="Strong_20_Emphasis">Guido von List</text:span> and other völkisch ideologues incorporated the swastika into esoteric and racial narratives. By the early twentieth century, the symbol had become associated in certain nationalist groups with ideas of racial identity and ethnic unity.</text:p>
      <text:p text:style-name="P76"/>
      <text:h text:style-name="P77" text:outline-level="2">3. Adoption by Adolf Hitler (1920)</text:h>
      <text:p text:style-name="P75">The formal political adoption of the Hakenkreuz occurred in 1920 when <text:span text:style-name="Strong_20_Emphasis">Adolf Hitler</text:span> selected it as the emblem of the National Socialist German Workers’ Party (NSDAP).</text:p>
      <text:p text:style-name="P75">Hitler later described the design process in <text:span text:style-name="Strong_20_Emphasis">Mein Kampf</text:span> (1925–1926), stating that the flag consisted of:</text:p>
      <text:list text:style-name="L48">
        <text:list-item>
          <text:p text:style-name="P79">A red field</text:p>
        </text:list-item>
        <text:list-item>
          <text:p text:style-name="P79">A white disk</text:p>
        </text:list-item>
        <text:list-item>
          <text:p text:style-name="P79">A black swastika rotated 45 degrees</text:p>
        </text:list-item>
      </text:list>
      <text:p text:style-name="P75">He attributed symbolic meanings to each color:</text:p>
      <text:list text:style-name="L49">
        <text:list-item>
          <text:p text:style-name="P80">Red: social idea</text:p>
        </text:list-item>
        <text:list-item>
          <text:p text:style-name="P80">White: nationalist idea</text:p>
        </text:list-item>
        <text:list-item>
          <text:p text:style-name="P80">Black swastika: the so-called “Aryan” mission</text:p>
        </text:list-item>
      </text:list>
      <text:p text:style-name="P75">The 45-degree rotation and graphic standardization distinguished the Nazi emblem from earlier decorative or folkloric variants.</text:p>
      <text:p text:style-name="P76"/>
      <text:h text:style-name="P77" text:outline-level="2"><text:soft-page-break/>4. Consolidation as Party Symbol (1920–1933)</text:h>
      <text:p text:style-name="P75">Between 1920 and 1933, the Hakenkreuz functioned as the principal visual marker of the Nazi movement. It appeared on:</text:p>
      <text:list text:style-name="L50">
        <text:list-item>
          <text:p text:style-name="P81">Party flags and banners</text:p>
        </text:list-item>
        <text:list-item>
          <text:p text:style-name="P81">Armbands worn by members</text:p>
        </text:list-item>
        <text:list-item>
          <text:p text:style-name="P81">Posters and propaganda materials</text:p>
        </text:list-item>
        <text:list-item>
          <text:p text:style-name="P81">Official publications</text:p>
        </text:list-item>
      </text:list>
      <text:p text:style-name="P75">The symbol became central to the movement’s visual identity, particularly during large rallies held in Nuremberg. Its high-contrast design ensured immediate recognition and strong visual impact in mass political settings.</text:p>
      <text:p text:style-name="P76"/>
      <text:h text:style-name="P77" text:outline-level="2">5. Transformation into State Emblem (1933–1935)</text:h>
      <text:p text:style-name="P75">After Hitler’s appointment as Chancellor in January 1933, the Hakenkreuz transitioned from party symbol to state insignia.</text:p>
      <text:p text:style-name="P75">In 1935, Nazi legislation declared the swastika flag the official national flag of Germany. The emblem subsequently appeared on:</text:p>
      <text:list text:style-name="L51">
        <text:list-item>
          <text:p text:style-name="P82">Government buildings</text:p>
        </text:list-item>
        <text:list-item>
          <text:p text:style-name="P82">Military uniforms</text:p>
        </text:list-item>
        <text:list-item>
          <text:p text:style-name="P82">State seals</text:p>
        </text:list-item>
        <text:list-item>
          <text:p text:style-name="P82">Currency and postage</text:p>
        </text:list-item>
      </text:list>
      <text:p text:style-name="P75">Its incorporation into official state apparatus symbolized the fusion of party ideology with governmental authority.</text:p>
      <text:p text:style-name="P76"/>
      <text:h text:style-name="P77" text:outline-level="2">6. Role During World War II (1939–1945)</text:h>
      <text:p text:style-name="P75">During <text:span text:style-name="Strong_20_Emphasis">World War II</text:span>, the Hakenkreuz functioned as the international identifier of Nazi Germany. It was displayed on:</text:p>
      <text:list text:style-name="L52">
        <text:list-item>
          <text:p text:style-name="P83">Luftwaffe aircraft</text:p>
        </text:list-item>
        <text:list-item>
          <text:p text:style-name="P83">Wehrmacht vehicles</text:p>
        </text:list-item>
        <text:list-item>
          <text:p text:style-name="P83">Naval vessels</text:p>
        </text:list-item>
        <text:list-item>
          <text:p text:style-name="P83">Occupied administrative buildings</text:p>
        </text:list-item>
      </text:list>
      <text:p text:style-name="P75"><text:soft-page-break/>The symbol became globally recognized as representing the German Reich under National Socialist rule. Through wartime expansion and occupation, it acquired powerful political and historical associations tied to the policies and actions of the regime.</text:p>
      <text:p text:style-name="P76"/>
      <text:h text:style-name="P77" text:outline-level="2">7. Collapse and Prohibition (Post-1945)</text:h>
      <text:p text:style-name="P75">Following Germany’s defeat in 1945:</text:p>
      <text:list text:style-name="L53">
        <text:list-item>
          <text:p text:style-name="P84">The Nazi state dissolved.</text:p>
        </text:list-item>
        <text:list-item>
          <text:p text:style-name="P84">Allied authorities removed Nazi insignia.</text:p>
        </text:list-item>
        <text:list-item>
          <text:p text:style-name="P84">The Hakenkreuz was banned under denazification measures.</text:p>
        </text:list-item>
      </text:list>
      <text:p text:style-name="P75">In the Federal Republic of Germany, the display of Nazi symbols, including the Hakenkreuz, is prohibited under criminal law except in contexts such as academic research, education, or artistic representation.</text:p>
      <text:p text:style-name="P76"/>
      <text:h text:style-name="P77" text:outline-level="2">8. Historiographical Considerations</text:h>
      <text:p text:style-name="P75">Modern scholarship distinguishes between:</text:p>
      <text:list text:style-name="L54">
        <text:list-item>
          <text:p text:style-name="P85">The ancient swastika as a prehistoric geometric motif</text:p>
        </text:list-item>
        <text:list-item>
          <text:p text:style-name="P85">The Hakenkreuz as a specifically twentieth-century political emblem</text:p>
        </text:list-item>
      </text:list>
      <text:p text:style-name="P75">Historians emphasize that the meaning of the Hakenkreuz is historically constructed within the ideological framework of National Socialism rather than derived from ancient symbolism.</text:p>
      <text:p text:style-name="P76"/>
      <text:h text:style-name="P77" text:outline-level="2">9. Structural Characteristics</text:h>
      <text:p text:style-name="P75">The standardized Nazi Hakenkreuz can be defined by the following design features:</text:p>
      <text:list text:style-name="L55">
        <text:list-item>
          <text:p text:style-name="P86">Clockwise orientation</text:p>
        </text:list-item>
        <text:list-item>
          <text:p text:style-name="P86">Rotation at 45 degrees</text:p>
        </text:list-item>
        <text:list-item>
          <text:p text:style-name="P86">Black coloration</text:p>
        </text:list-item>
        <text:list-item>
          <text:p text:style-name="P86">Placement within a white circle</text:p>
        </text:list-item>
        <text:list-item>
          <text:p text:style-name="P86">Red flag background</text:p>
        </text:list-item>
      </text:list>
      <text:p text:style-name="P75">This codified design was legally and visually regulated within the Nazi state.</text:p>
      <text:p text:style-name="P76"/>
      <text:h text:style-name="P77" text:outline-level="2"><text:soft-page-break/>10. Conclusion</text:h>
      <text:p text:style-name="P75">The Hakenkreuz emerged in the early twentieth century as a political symbol within German nationalist movements and was formally adopted by the Nazi Party in 1920. It evolved into the official emblem of Nazi Germany between 1933 and 1945, serving as both a party insignia and state symbol.</text:p>
      <text:p text:style-name="P75">In academic discourse, the term <text:span text:style-name="Emphasis">Hakenkreuz</text:span> refers specifically to this modern political usage. Its historical meaning is therefore inseparable from the ideological, governmental, and wartime context of National Socialist Germany.</text:p>
      <text:p text:style-name="P76"/>
      <text:p text:style-name="P87">Page-5</text:p>
      <text:h text:style-name="P88" text:outline-level="1">How Swastik is Different from Hakenkreuz</text:h>
      <text:p text:style-name="P89"><text:span text:style-name="Emphasis">(Structured Academic Explanation)</text:span></text:p>
      <text:p text:style-name="P89">The Swastik and the Hakenkreuz share a superficial geometric similarity, but they differ significantly in origin, structure, meaning, and historical usage. Below is a clear, pointwise comparison.</text:p>
      <text:p text:style-name="P90"/>
      <text:h text:style-name="P91" text:outline-level="2">1. Difference in Symbol (Meaning and Concept)</text:h>
      <text:h text:style-name="P92" text:outline-level="3">🔹 Swastik</text:h>
      <text:list text:style-name="L56">
        <text:list-item>
          <text:p text:style-name="P93">Derived from Sanskrit <text:span text:style-name="Emphasis">“svastika”</text:span> meaning well-being or auspiciousness.</text:p>
        </text:list-item>
        <text:list-item>
          <text:p text:style-name="P93">Rooted in ancient Indian spiritual traditions.</text:p>
        </text:list-item>
        <text:list-item>
          <text:p text:style-name="P93">Found in early archaeological contexts such as the <text:span text:style-name="Strong_20_Emphasis">Indus Valley Civilization</text:span>.</text:p>
        </text:list-item>
        <text:list-item>
          <text:p text:style-name="P93">Associated with:</text:p>
          <text:list>
            <text:list-item>
              <text:p text:style-name="P93">Cosmic order</text:p>
            </text:list-item>
            <text:list-item>
              <text:p text:style-name="P93">Prosperity</text:p>
            </text:list-item>
            <text:list-item>
              <text:p text:style-name="P93">Harmony</text:p>
            </text:list-item>
            <text:list-item>
              <text:p text:style-name="P93">Auspicious beginnings</text:p>
            </text:list-item>
          </text:list>
        </text:list-item>
        <text:list-item>
          <text:p text:style-name="P93">Appears in Hindu, Buddhist, and Jain traditions as a sacred mark.</text:p>
        </text:list-item>
      </text:list>
      <text:p text:style-name="P89">The Swastik is primarily a <text:span text:style-name="Strong_20_Emphasis">religious and cosmological symbol</text:span>.</text:p>
      <text:p text:style-name="P90"/>
      <text:h text:style-name="P92" text:outline-level="3">🔹 Hakenkreuz</text:h>
      <text:list text:style-name="L57">
        <text:list-item>
          <text:p text:style-name="P94">German term meaning “hooked cross.”</text:p>
        </text:list-item>
        <text:list-item>
          <text:p text:style-name="P94">Politically adopted in 1920 by the <text:span text:style-name="Strong_20_Emphasis">Nazi Party</text:span>.</text:p>
        </text:list-item>
        <text:list-item>
          <text:p text:style-name="P94"><text:soft-page-break/>Standardized and ideologically defined under <text:span text:style-name="Strong_20_Emphasis">Adolf Hitler</text:span>.</text:p>
        </text:list-item>
        <text:list-item>
          <text:p text:style-name="P94">Became the official emblem of Nazi Germany (1933–1945).</text:p>
        </text:list-item>
      </text:list>
      <text:p text:style-name="P89">The Hakenkreuz is specifically a <text:span text:style-name="Strong_20_Emphasis">20th-century political symbol</text:span>.</text:p>
      <text:p text:style-name="P90"/>
      <text:h text:style-name="P91" text:outline-level="2">2. Structural Difference</text:h>
      <text:p text:style-name="P89">Although both are geometrically similar, their visual presentation differs.</text:p>
      <text:h text:style-name="P92" text:outline-level="3">🔹 Swastik (Traditional Hindu Form)</text:h>
      <text:list text:style-name="L58">
        <text:list-item>
          <text:p text:style-name="P95">Usually drawn flat (not tilted).</text:p>
        </text:list-item>
        <text:list-item>
          <text:p text:style-name="P95">Arms may face right (clockwise) or left (counter-clockwise).</text:p>
        </text:list-item>
        <text:list-item>
          <text:p text:style-name="P95">Often red, yellow, or saffron in color.</text:p>
        </text:list-item>
        <text:list-item>
          <text:p text:style-name="P95">Frequently includes four dots between the arms (symbolizing aspects such as the four Vedas or four goals of life).</text:p>
        </text:list-item>
        <text:list-item>
          <text:p text:style-name="P95">Drawn freehand in rituals and ceremonies.</text:p>
        </text:list-item>
      </text:list>
      <text:h text:style-name="P92" text:outline-level="3">🔹 Hakenkreuz (Nazi Standardized Form)</text:h>
      <text:list text:style-name="L59">
        <text:list-item>
          <text:p text:style-name="P96">Always rotated at 45 degrees.</text:p>
        </text:list-item>
        <text:list-item>
          <text:p text:style-name="P96">Always right-facing.</text:p>
        </text:list-item>
        <text:list-item>
          <text:p text:style-name="P96">Black in color.</text:p>
        </text:list-item>
        <text:list-item>
          <text:p text:style-name="P96">Placed inside a white circle.</text:p>
        </text:list-item>
        <text:list-item>
          <text:p text:style-name="P96">Set on a red background.</text:p>
        </text:list-item>
        <text:list-item>
          <text:p text:style-name="P96">Strictly standardized as a state emblem.</text:p>
        </text:list-item>
      </text:list>
      <text:p text:style-name="P89">The Nazi design was legally codified and used in official flags, military insignia, and propaganda.</text:p>
      <text:p text:style-name="P90"/>
      <text:h text:style-name="P91" text:outline-level="2">3. Difference in Usage</text:h>
      <text:h text:style-name="P92" text:outline-level="3">(Hindu Community vs German Political Use)</text:h>
      <text:h text:style-name="P92" text:outline-level="3">🔹 Swastik in Hindu Community</text:h>
      <text:p text:style-name="P89">In Hindu practice, the Swastik is:</text:p>
      <text:list text:style-name="L60">
        <text:list-item>
          <text:p text:style-name="P97">Drawn at the entrance of homes.</text:p>
        </text:list-item>
        <text:list-item>
          <text:p text:style-name="P97">Used during weddings, Diwali, Lakshmi Puja.</text:p>
        </text:list-item>
        <text:list-item>
          <text:p text:style-name="P97">Marked on new vehicles and account books.</text:p>
        </text:list-item>
        <text:list-item>
          <text:p text:style-name="P97"><text:soft-page-break/>Used to invoke blessings and auspicious beginnings.</text:p>
        </text:list-item>
      </text:list>
      <text:p text:style-name="P89">It is considered sacred and positive, symbolizing well-being and divine grace. Its function is spiritual and ritualistic, not political.</text:p>
      <text:p text:style-name="P90"/>
      <text:h text:style-name="P92" text:outline-level="3">🔹 Hakenkreuz in Germany (1933–1945)</text:h>
      <text:p text:style-name="P89">Under Nazi rule:</text:p>
      <text:list text:style-name="L61">
        <text:list-item>
          <text:p text:style-name="P98">It became the national flag of Germany.</text:p>
        </text:list-item>
        <text:list-item>
          <text:p text:style-name="P98">Appeared on military uniforms and aircraft.</text:p>
        </text:list-item>
        <text:list-item>
          <text:p text:style-name="P98">Used in state propaganda.</text:p>
        </text:list-item>
        <text:list-item>
          <text:p text:style-name="P98">Represented the ideology of the Nazi regime.</text:p>
        </text:list-item>
        <text:list-item>
          <text:p text:style-name="P98">Served as a symbol of party loyalty and state authority during <text:span text:style-name="Strong_20_Emphasis">World War II</text:span>.</text:p>
        </text:list-item>
      </text:list>
      <text:p text:style-name="P89">Its use was political, governmental, and ideological.</text:p>
      <text:p text:style-name="P89"/>
      <text:p text:style-name="P89"/>
      <text:p text:style-name="P90"/>
      <text:h text:style-name="P91" text:outline-level="2">4. Why People Misunderstand the Swastik</text:h>
      <text:p text:style-name="P89">There are several reasons for modern confusion:</text:p>
      <text:h text:style-name="P92" text:outline-level="3">🔹 A. Visual Similarity</text:h>
      <text:p text:style-name="P89">Both symbols share the hooked cross structure. For people unfamiliar with ancient history, they appear identical at first glance.</text:p>
      <text:h text:style-name="P92" text:outline-level="3">🔹 B. Global Visibility of Nazi Symbol</text:h>
      <text:p text:style-name="P89">The Hakenkreuz became globally recognized during World War II due to:</text:p>
      <text:list text:style-name="L62">
        <text:list-item>
          <text:p text:style-name="P99">Extensive propaganda</text:p>
        </text:list-item>
        <text:list-item>
          <text:p text:style-name="P99">Military expansion</text:p>
        </text:list-item>
        <text:list-item>
          <text:p text:style-name="P99">Media documentation of the war</text:p>
        </text:list-item>
      </text:list>
      <text:p text:style-name="P89">This widespread exposure overshadowed the symbol’s older meanings.</text:p>
      <text:h text:style-name="P92" text:outline-level="3">🔹 C. Lack of Historical Awareness</text:h>
      <text:p text:style-name="P89">Many people outside South Asia are unaware that:</text:p>
      <text:list text:style-name="L63">
        <text:list-item>
          <text:p text:style-name="P100">The Swastik predates the 20th century by thousands of years.</text:p>
        </text:list-item>
        <text:list-item>
          <text:p text:style-name="P100">It has continuous religious use in India.</text:p>
        </text:list-item>
        <text:list-item>
          <text:p text:style-name="P100"><text:soft-page-break/>It appears in archaeological contexts long before modern politics.</text:p>
        </text:list-item>
      </text:list>
      <text:h text:style-name="P92" text:outline-level="3">🔹 D. Linguistic Confusion</text:h>
      <text:p text:style-name="P89">In English-language media, the word “swastika” is often used to refer to the Nazi symbol, even though in German the correct term is “Hakenkreuz.” This terminological overlap contributes significantly to misunderstanding.</text:p>
      <text:p text:style-name="P90"/>
      <text:h text:style-name="P101" text:outline-level="1">Summary Comparison Tabl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Basis</text:p>
            </table:table-cell>
            <table:table-cell table:style-name="Table2.A1" office:value-type="string">
              <text:p text:style-name="Table_20_Heading">Swastik</text:p>
            </table:table-cell>
            <table:table-cell table:style-name="Table2.A1" office:value-type="string">
              <text:p text:style-name="Table_20_Heading">Hakenkreuz</text:p>
            </table:table-cell>
          </table:table-row>
        </table:table-header-rows>
        <table:table-row>
          <table:table-cell table:style-name="Table2.A1" office:value-type="string">
            <text:p text:style-name="Table_20_Contents">Origin</text:p>
          </table:table-cell>
          <table:table-cell table:style-name="Table2.A1" office:value-type="string">
            <text:p text:style-name="Table_20_Contents">Ancient India (pre-3000 BCE)</text:p>
          </table:table-cell>
          <table:table-cell table:style-name="Table2.A1" office:value-type="string">
            <text:p text:style-name="Table_20_Contents">Germany, 1920</text:p>
          </table:table-cell>
        </table:table-row>
        <table:table-row>
          <table:table-cell table:style-name="Table2.A1" office:value-type="string">
            <text:p text:style-name="Table_20_Contents">Meaning</text:p>
          </table:table-cell>
          <table:table-cell table:style-name="Table2.A1" office:value-type="string">
            <text:p text:style-name="Table_20_Contents">Auspiciousness, well-being</text:p>
          </table:table-cell>
          <table:table-cell table:style-name="Table2.A1" office:value-type="string">
            <text:p text:style-name="Table_20_Contents">Political ideology</text:p>
          </table:table-cell>
        </table:table-row>
        <table:table-row>
          <table:table-cell table:style-name="Table2.A1" office:value-type="string">
            <text:p text:style-name="Table_20_Contents">Orientation</text:p>
          </table:table-cell>
          <table:table-cell table:style-name="Table2.A1" office:value-type="string">
            <text:p text:style-name="Table_20_Contents">Usually flat</text:p>
          </table:table-cell>
          <table:table-cell table:style-name="Table2.A1" office:value-type="string">
            <text:p text:style-name="Table_20_Contents">Tilted 45°</text:p>
          </table:table-cell>
        </table:table-row>
        <table:table-row>
          <table:table-cell table:style-name="Table2.A1" office:value-type="string">
            <text:p text:style-name="Table_20_Contents">Color</text:p>
          </table:table-cell>
          <table:table-cell table:style-name="Table2.A1" office:value-type="string">
            <text:p text:style-name="Table_20_Contents">Red, yellow, saffron</text:p>
          </table:table-cell>
          <table:table-cell table:style-name="Table2.A1" office:value-type="string">
            <text:p text:style-name="Table_20_Contents">Black on white and red</text:p>
          </table:table-cell>
        </table:table-row>
        <table:table-row>
          <table:table-cell table:style-name="Table2.A1" office:value-type="string">
            <text:p text:style-name="Table_20_Contents">Use</text:p>
          </table:table-cell>
          <table:table-cell table:style-name="Table2.A1" office:value-type="string">
            <text:p text:style-name="Table_20_Contents">Religious and cultural</text:p>
          </table:table-cell>
          <table:table-cell table:style-name="Table2.A1" office:value-type="string">
            <text:p text:style-name="Table_20_Contents">Political and state emblem</text:p>
          </table:table-cell>
        </table:table-row>
        <table:table-row>
          <table:table-cell table:style-name="Table2.A1" office:value-type="string">
            <text:p text:style-name="Table_20_Contents">Historical Period</text:p>
          </table:table-cell>
          <table:table-cell table:style-name="Table2.A1" office:value-type="string">
            <text:p text:style-name="Table_20_Contents">Prehistoric to present</text:p>
          </table:table-cell>
          <table:table-cell table:style-name="Table2.A1" office:value-type="string">
            <text:p text:style-name="Table_20_Contents">1933–1945 (state use)</text:p>
          </table:table-cell>
        </table:table-row>
      </table:table>
      <text:p text:style-name="P90"/>
      <text:h text:style-name="P101" text:outline-level="1">Conclusion</text:h>
      <text:p text:style-name="P89">The Swastik is an ancient religious symbol rooted in Indian cosmology and spirituality, associated with prosperity and harmony for thousands of years. The Hakenkreuz, by contrast, is a twentieth-century political emblem adopted by the Nazi Party and used as the official symbol of Nazi Germany.</text:p>
      <text:p text:style-name="P89">The confusion arises primarily from visual similarity and linguistic overlap, not from shared historical meaning.</text:p>
      <text:p text:style-name="P90"/>
      <text:p text:style-name="P87">Page 6</text:p>
      <text:h text:style-name="P102" text:outline-level="1"><text:span text:style-name="Strong_20_Emphasis"><text:span text:style-name="T7">Geometric, Diagram-Based Structural Comparison</text:span></text:span><text:span text:style-name="T7"> </text:span>Of</text:h>
      <text:h text:style-name="P103" text:outline-level="1">Swastik and the 20th-century Hakenkreuz</text:h>
      <text:p text:style-name="P104"/>
      <text:h text:style-name="P101" text:outline-level="1">Traditional Swastik (Flat Orientation)</text:h>
      <text:h text:style-name="P92" text:outline-level="3">🔹 Geometric Characteristics</text:h>
      <text:list text:style-name="L64">
        <text:list-item>
          <text:p text:style-name="P105">Orientation: <text:span text:style-name="Strong_20_Emphasis">0° (horizontal/vertical alignment)</text:span></text:p>
        </text:list-item>
        <text:list-item>
          <text:p text:style-name="P105"><text:soft-page-break/>Angles: 90° bends</text:p>
        </text:list-item>
        <text:list-item>
          <text:p text:style-name="P105">Symmetry: Rotational symmetry of order 4 (90° rotation repeats pattern)</text:p>
        </text:list-item>
        <text:list-item>
          <text:p text:style-name="P105">Axis-aligned with cardinal directions</text:p>
        </text:list-item>
        <text:list-item>
          <text:p text:style-name="P105">May appear clockwise or counterclockwise</text:p>
        </text:list-item>
        <text:list-item>
          <text:p text:style-name="P105">Often includes <text:span text:style-name="Strong_20_Emphasis">four dots</text:span> placed in quadrants:</text:p>
        </text:list-item>
      </text:list>
      <text:p text:style-name="P106"><text:span text:style-name="Source_20_Text"><text:s text:c="2"/></text:span></text:p>
      <text:h text:style-name="P92" text:outline-level="3">🔹 Structural Interpretation</text:h>
      <text:list text:style-name="L65">
        <text:list-item>
          <text:p text:style-name="P107">Strong vertical–horizontal stability</text:p>
        </text:list-item>
        <text:list-item>
          <text:p text:style-name="P107">Balanced expansion from a fixed center</text:p>
        </text:list-item>
        <text:list-item>
          <text:p text:style-name="P107">Feels “grounded” due to alignment with axes</text:p>
        </text:list-item>
      </text:list>
      <text:p text:style-name="P90"/>
      <text:h text:style-name="P101" text:outline-level="1"><text:s/>Hakenkreuz (Tilted Orientation)</text:h>
      <text:h text:style-name="P108" text:outline-level="3">🔹 Geometric Characteristics</text:h>
      <text:list text:style-name="L66">
        <text:list-item>
          <text:p text:style-name="P109">Orientation: <text:span text:style-name="Strong_20_Emphasis">Rotated 45°</text:span></text:p>
        </text:list-item>
        <text:list-item>
          <text:p text:style-name="P109">Arms always right-facing in standardized version</text:p>
        </text:list-item>
        <text:list-item>
          <text:p text:style-name="P109">Symmetry: Still rotational symmetry of order 4</text:p>
        </text:list-item>
        <text:list-item>
          <text:p text:style-name="P109">Diagonal alignment relative to vertical/horizontal axes</text:p>
        </text:list-item>
        <text:list-item>
          <text:p text:style-name="P109">Enclosed within:</text:p>
          <text:list>
            <text:list-item>
              <text:p text:style-name="P109">White circle</text:p>
            </text:list-item>
            <text:list-item>
              <text:p text:style-name="P109">Red rectangular field (standardized design)</text:p>
            </text:list-item>
          </text:list>
        </text:list-item>
      </text:list>
      <text:p text:style-name="P90"/>
      <text:h text:style-name="P101" text:outline-level="1">Structural Differences (Geometric Term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eature</text:p>
            </table:table-cell>
            <table:table-cell table:style-name="Table3.A1" office:value-type="string">
              <text:p text:style-name="Table_20_Heading">Traditional Swastik</text:p>
            </table:table-cell>
            <table:table-cell table:style-name="Table3.A1" office:value-type="string">
              <text:p text:style-name="Table_20_Heading">Hakenkreuz</text:p>
            </table:table-cell>
          </table:table-row>
        </table:table-header-rows>
        <table:table-row>
          <table:table-cell table:style-name="Table3.A1" office:value-type="string">
            <text:p text:style-name="Table_20_Contents">Base Grid</text:p>
          </table:table-cell>
          <table:table-cell table:style-name="Table3.A1" office:value-type="string">
            <text:p text:style-name="Table_20_Contents">Orthogonal (0°)</text:p>
          </table:table-cell>
          <table:table-cell table:style-name="Table3.A1" office:value-type="string">
            <text:p text:style-name="Table_20_Contents">Rotated grid (45°)</text:p>
          </table:table-cell>
        </table:table-row>
        <table:table-row>
          <table:table-cell table:style-name="Table3.A1" office:value-type="string">
            <text:p text:style-name="Table_20_Contents">Visual Stability</text:p>
          </table:table-cell>
          <table:table-cell table:style-name="Table3.A1" office:value-type="string">
            <text:p text:style-name="Table_20_Contents">Axis-balanced</text:p>
          </table:table-cell>
          <table:table-cell table:style-name="Table3.A1" office:value-type="string">
            <text:p text:style-name="Table_20_Contents">Diagonally dynamic</text:p>
          </table:table-cell>
        </table:table-row>
        <table:table-row>
          <table:table-cell table:style-name="Table3.A1" office:value-type="string">
            <text:p text:style-name="Table_20_Contents">Rotation</text:p>
          </table:table-cell>
          <table:table-cell table:style-name="Table3.A1" office:value-type="string">
            <text:p text:style-name="Table_20_Contents">Optional direction</text:p>
          </table:table-cell>
          <table:table-cell table:style-name="Table3.A1" office:value-type="string">
            <text:p text:style-name="Table_20_Contents">Standardized right-facing</text:p>
          </table:table-cell>
        </table:table-row>
        <table:table-row>
          <table:table-cell table:style-name="Table3.A1" office:value-type="string">
            <text:p text:style-name="Table_20_Contents">Framing</text:p>
          </table:table-cell>
          <table:table-cell table:style-name="Table3.A1" office:value-type="string">
            <text:p text:style-name="Table_20_Contents">Open symbol</text:p>
          </table:table-cell>
          <table:table-cell table:style-name="Table3.A1" office:value-type="string">
            <text:p text:style-name="Table_20_Contents">Enclosed in circle</text:p>
          </table:table-cell>
        </table:table-row>
        <table:table-row>
          <table:table-cell table:style-name="Table3.A1" office:value-type="string">
            <text:p text:style-name="Table_20_Contents">Color Rule</text:p>
          </table:table-cell>
          <table:table-cell table:style-name="Table3.A1" office:value-type="string">
            <text:p text:style-name="Table_20_Contents">No fixed standard</text:p>
          </table:table-cell>
          <table:table-cell table:style-name="Table3.A1" office:value-type="string">
            <text:p text:style-name="Table_20_Contents">Fixed black symbol</text:p>
          </table:table-cell>
        </table:table-row>
      </table:table>
      <text:p text:style-name="P90"/>
      <text:h text:style-name="P110" text:outline-level="1"><text:soft-page-break/>Axis Alignment Comparison</text:h>
      <text:h text:style-name="P108" text:outline-level="3">Swastik Alignment</text:h>
      <text:p text:style-name="P106"><text:span text:style-name="Source_20_Text"><text:s text:c="3"/>North</text:span></text:p>
      <text:p text:style-name="P106"><text:span text:style-name="Source_20_Text"><text:s text:c="5"/>|</text:span></text:p>
      <text:p text:style-name="P106"><text:span text:style-name="Source_20_Text">West-+-East</text:span></text:p>
      <text:p text:style-name="P106"><text:span text:style-name="Source_20_Text"><text:s text:c="5"/>|</text:span></text:p>
      <text:p text:style-name="P106"><text:span text:style-name="Source_20_Text"><text:s text:c="3"/>South</text:span></text:p>
      <text:p text:style-name="P89">Arms extend from a stable compass-like cross.</text:p>
      <text:p text:style-name="P90"/>
      <text:h text:style-name="P92" text:outline-level="3">Hakenkreuz Alignment</text:h>
      <text:p text:style-name="P89">After 45° rotation:</text:p>
      <text:p text:style-name="P106"><text:span text:style-name="Source_20_Text"><text:s text:c="4"/>NE</text:span></text:p>
      <text:p text:style-name="P106"><text:span text:style-name="Source_20_Text"><text:s text:c="2"/>NW <text:s text:c="2"/>SE</text:span></text:p>
      <text:p text:style-name="P106"><text:span text:style-name="Source_20_Text"><text:s text:c="4"/>SW</text:span></text:p>
      <text:p text:style-name="P89">It no longer aligns with cardinal directions but with diagonals.</text:p>
      <text:p text:style-name="P90"/>
      <text:h text:style-name="P101" text:outline-level="1">Visual Dynamics</text:h>
      <text:h text:style-name="P92" text:outline-level="3">Swastik (Flat)</text:h>
      <text:list text:style-name="L67">
        <text:list-item>
          <text:p text:style-name="P111">Appears stable</text:p>
        </text:list-item>
        <text:list-item>
          <text:p text:style-name="P111">Feels centered</text:p>
        </text:list-item>
        <text:list-item>
          <text:p text:style-name="P111">Suggests order and balance</text:p>
        </text:list-item>
        <text:list-item>
          <text:p text:style-name="P111">Grid-based symmetry</text:p>
        </text:list-item>
      </text:list>
      <text:h text:style-name="P92" text:outline-level="3">Hakenkreuz (Tilted)</text:h>
      <text:list text:style-name="L68">
        <text:list-item>
          <text:p text:style-name="P112">Appears dynamic</text:p>
        </text:list-item>
        <text:list-item>
          <text:p text:style-name="P112">Suggests motion or angular force</text:p>
        </text:list-item>
        <text:list-item>
          <text:p text:style-name="P112">Diagonal orientation creates visual tension</text:p>
        </text:list-item>
        <text:list-item>
          <text:p text:style-name="P112">More aggressive geometric feel</text:p>
        </text:list-item>
      </text:list>
      <text:p text:style-name="P90"/>
      <text:h text:style-name="P101" text:outline-level="1"><text:soft-page-break/>Mathematical Observation</text:h>
      <text:p text:style-name="P89">If we define:</text:p>
      <text:list text:style-name="L69">
        <text:list-item>
          <text:p text:style-name="P113">Swastik = f(x, y)</text:p>
        </text:list-item>
        <text:list-item>
          <text:p text:style-name="P113">Hakenkreuz = R(45°) · f(x, y)</text:p>
        </text:list-item>
      </text:list>
      <text:p text:style-name="P89">Then geometrically:</text:p>
      <text:p text:style-name="P114">The Hakenkreuz is a 45-degree rotational transformation of a swastika form, followed by graphic standardization.</text:p>
      <text:p text:style-name="P89">It is essentially a rotated and fixed-format variant of the hooked cross structure.</text:p>
      <text:p text:style-name="P90"/>
      <text:h text:style-name="P101" text:outline-level="1">Enclosure Difference</text:h>
      <text:p text:style-name="P89">Traditional Swastik:</text:p>
      <text:list text:style-name="L70">
        <text:list-item>
          <text:p text:style-name="P115">Usually standalone</text:p>
        </text:list-item>
        <text:list-item>
          <text:p text:style-name="P115">Sometimes inside a square or circle in ritual art</text:p>
        </text:list-item>
        <text:list-item>
          <text:p text:style-name="P115">Not universally standardized</text:p>
        </text:list-item>
      </text:list>
      <text:p text:style-name="P89">Hakenkreuz:</text:p>
      <text:list text:style-name="L71">
        <text:list-item>
          <text:p text:style-name="P116">Mandatorily inside a white disk</text:p>
        </text:list-item>
        <text:list-item>
          <text:p text:style-name="P116">On red background</text:p>
        </text:list-item>
        <text:list-item>
          <text:p text:style-name="P116">Strict proportion ratios used in official design</text:p>
        </text:list-item>
      </text:list>
      <text:p text:style-name="P90"/>
      <text:h text:style-name="P101" text:outline-level="1"><text:s/>Final Geometric Summary</text:h>
      <text:p text:style-name="P89">Structurally:</text:p>
      <text:list text:style-name="L72">
        <text:list-item>
          <text:p text:style-name="P117">Both share a central 90° hooked-cross geometry.</text:p>
        </text:list-item>
        <text:list-item>
          <text:p text:style-name="P117">The main geometric difference is <text:span text:style-name="Strong_20_Emphasis">axis alignment and rotation</text:span>.</text:p>
        </text:list-item>
        <text:list-item>
          <text:p text:style-name="P117">The Swastik aligns with vertical/horizontal axes.</text:p>
        </text:list-item>
        <text:list-item>
          <text:p text:style-name="P117">The Hakenkreuz is a 45° rotated, standardized, enclosed version.</text:p>
        </text:list-item>
      </text:list>
      <text:p text:style-name="P118">In purely geometric terms:</text:p>
      <text:p text:style-name="P114">Swastik = Axis-aligned hooked cross<text:line-break/>Hakenkreuz = Rotated, standardized hooked cross within a defined flag system</text:p>
      <text:p text:style-name="P90"/>
      <text:p text:style-name="P119"><text:soft-page-break/>Page 7</text:p>
      <text:p text:style-name="P120">Modern Use of the Swastik in Hindu Practice </text:p>
      <text:p text:style-name="P121">Below is a <text:span text:style-name="Strong_20_Emphasis">structured, pointwise academic-style explanation (approx. 750–900 words)</text:span> on the modern use of the Swastik in Hindu contexts, focusing specifically on ritual practice and the blessing of new possessions.</text:p>
      <text:p text:style-name="P122"/>
      <text:h text:style-name="P123" text:outline-level="1">Modern Use of the Swastik in Hindu Practice</text:h>
      <text:p text:style-name="P124">The Swastik (from Sanskrit <text:span text:style-name="Emphasis">su-asti</text:span>, meaning “well-being” or “auspicious existence”) continues to function in contemporary Hindu society as a living sacred symbol. Its modern usage is not symbolic nostalgia but an active ritual element embedded in religious observance, domestic life, and public ceremony.</text:p>
      <text:p text:style-name="P122"/>
      <text:h text:style-name="P125" text:outline-level="2">1. Use in Hindu Pooja and Religious Celebrations</text:h>
      <text:h text:style-name="P126" text:outline-level="3">1.1 Symbol of Auspicious Beginning</text:h>
      <text:p text:style-name="P124">In modern Hindu households, the Swastik is drawn at the beginning of almost every religious ceremony (<text:span text:style-name="Emphasis">puja</text:span>). It is typically inscribed:</text:p>
      <text:list text:style-name="L73">
        <text:list-item>
          <text:p text:style-name="P127">On entrance doors</text:p>
        </text:list-item>
        <text:list-item>
          <text:p text:style-name="P127">On ritual platforms (<text:span text:style-name="Emphasis">vedi</text:span>)</text:p>
        </text:list-item>
        <text:list-item>
          <text:p text:style-name="P127">On copper or brass vessels (<text:span text:style-name="Emphasis">kalasha</text:span>)</text:p>
        </text:list-item>
        <text:list-item>
          <text:p text:style-name="P127">In account books during financial year openings</text:p>
        </text:list-item>
        <text:list-item>
          <text:p text:style-name="P127">On invitation cards for weddings or festivals</text:p>
        </text:list-item>
      </text:list>
      <text:p text:style-name="P124">Its placement signifies the invocation of <text:span text:style-name="Emphasis">mangal</text:span> (auspiciousness) and divine protection.</text:p>
      <text:p text:style-name="P122"/>
      <text:h text:style-name="P126" text:outline-level="3">1.2 Ritual Medium and Materials</text:h>
      <text:p text:style-name="P124">The Swastik is commonly drawn using:</text:p>
      <text:list text:style-name="L74">
        <text:list-item>
          <text:p text:style-name="P128">Kumkum (red vermillion powder)</text:p>
        </text:list-item>
        <text:list-item>
          <text:p text:style-name="P128">Haldi (turmeric paste)</text:p>
        </text:list-item>
        <text:list-item>
          <text:p text:style-name="P128">Sandalwood paste</text:p>
        </text:list-item>
        <text:list-item>
          <text:p text:style-name="P128">Rice flour</text:p>
        </text:list-item>
        <text:list-item>
          <text:p text:style-name="P128">Rangoli powders</text:p>
        </text:list-item>
      </text:list>
      <text:p text:style-name="P124">The use of red is significant. In Hindu symbolism, red represents:</text:p>
      <text:list text:style-name="L75">
        <text:list-item>
          <text:p text:style-name="P129"><text:soft-page-break/>Shakti (divine energy)</text:p>
        </text:list-item>
        <text:list-item>
          <text:p text:style-name="P129">Prosperity</text:p>
        </text:list-item>
        <text:list-item>
          <text:p text:style-name="P129">Fertility</text:p>
        </text:list-item>
        <text:list-item>
          <text:p text:style-name="P129">Protection</text:p>
        </text:list-item>
      </text:list>
      <text:p text:style-name="P124">Thus, the Swastik is not merely a graphic mark but a ritually activated symbol.</text:p>
      <text:p text:style-name="P122"/>
      <text:h text:style-name="P126" text:outline-level="3">1.3 Festival Contexts</text:h>
      <text:p text:style-name="P124">During major Hindu festivals, the Swastik plays a central role:</text:p>
      <text:h text:style-name="P130" text:outline-level="4">a) Diwali</text:h>
      <text:list text:style-name="L76">
        <text:list-item>
          <text:p text:style-name="P131">Drawn at house entrances</text:p>
        </text:list-item>
        <text:list-item>
          <text:p text:style-name="P131">Marked on new financial ledgers (<text:span text:style-name="Emphasis">Chopda Pujan</text:span>)</text:p>
        </text:list-item>
        <text:list-item>
          <text:p text:style-name="P131">Associated with Goddess Lakshmi</text:p>
        </text:list-item>
      </text:list>
      <text:h text:style-name="P130" text:outline-level="4">b) Navratri</text:h>
      <text:list text:style-name="L77">
        <text:list-item>
          <text:p text:style-name="P132">Used in altar decoration</text:p>
        </text:list-item>
        <text:list-item>
          <text:p text:style-name="P132">Symbolizes cyclical cosmic energy</text:p>
        </text:list-item>
      </text:list>
      <text:h text:style-name="P130" text:outline-level="4">c) Weddings</text:h>
      <text:list text:style-name="L78">
        <text:list-item>
          <text:p text:style-name="P133">Drawn at the mandap</text:p>
        </text:list-item>
        <text:list-item>
          <text:p text:style-name="P133">Inscribed on ritual pots</text:p>
        </text:list-item>
        <text:list-item>
          <text:p text:style-name="P133">Marks sacred thresholds</text:p>
        </text:list-item>
      </text:list>
      <text:p text:style-name="P124">In each case, the Swastik functions as a sacred geometric invocation of cosmic order and prosperity.</text:p>
      <text:p text:style-name="P122"/>
      <text:h text:style-name="P126" text:outline-level="3">1.4 Temple Architecture and Public Ritual</text:h>
      <text:p text:style-name="P124">Even in modern urban temples, the Swastik appears:</text:p>
      <text:list text:style-name="L79">
        <text:list-item>
          <text:p text:style-name="P134">Carved into temple walls</text:p>
        </text:list-item>
        <text:list-item>
          <text:p text:style-name="P134">Painted near deity shrines</text:p>
        </text:list-item>
        <text:list-item>
          <text:p text:style-name="P134">Incorporated into floor designs</text:p>
        </text:list-item>
      </text:list>
      <text:p text:style-name="P124">Its presence marks sanctified space. It is not viewed as decorative but metaphysical — signifying harmony between human action and cosmic structure.</text:p>
      <text:p text:style-name="P122"/>
      <text:h text:style-name="P125" text:outline-level="2"><text:soft-page-break/>2. Swastik on New Car or Machinery (Ritual Blessing of Possessions)</text:h>
      <text:p text:style-name="P124">One of the most visible modern practices is drawing a Swastik on newly acquired property.</text:p>
      <text:p text:style-name="P122"/>
      <text:h text:style-name="P126" text:outline-level="3">2.1 Concept of “Shubh Aarambh” (Auspicious Beginning)</text:h>
      <text:p text:style-name="P124">In Hindu thought, acquisition of a new object — whether a house, vehicle, or business — is treated as the beginning of a karmic journey.</text:p>
      <text:p text:style-name="P124">Before usage, the object is ritually consecrated through:</text:p>
      <text:list text:style-name="L80">
        <text:list-item>
          <text:p text:style-name="P135">Breaking a coconut</text:p>
        </text:list-item>
        <text:list-item>
          <text:p text:style-name="P135">Offering flowers</text:p>
        </text:list-item>
        <text:list-item>
          <text:p text:style-name="P135">Lighting incense</text:p>
        </text:list-item>
        <text:list-item>
          <text:p text:style-name="P135">Drawing the Swastik</text:p>
        </text:list-item>
      </text:list>
      <text:p text:style-name="P124">The symbol acts as a sacred seal, invoking divine protection for safe and prosperous use.</text:p>
      <text:p text:style-name="P122"/>
      <text:h text:style-name="P126" text:outline-level="3">2.2 Swastik on New Vehicles</text:h>
      <text:p text:style-name="P124">In contemporary India, it is common to see a Swastik drawn on:</text:p>
      <text:list text:style-name="L81">
        <text:list-item>
          <text:p text:style-name="P136">New cars</text:p>
        </text:list-item>
        <text:list-item>
          <text:p text:style-name="P136">Motorcycles</text:p>
        </text:list-item>
        <text:list-item>
          <text:p text:style-name="P136">Trucks</text:p>
        </text:list-item>
        <text:list-item>
          <text:p text:style-name="P136">Tractors</text:p>
        </text:list-item>
        <text:list-item>
          <text:p text:style-name="P136">Commercial vehicles</text:p>
        </text:list-item>
      </text:list>
      <text:p text:style-name="P124">The ritual often includes:</text:p>
      <text:list text:style-name="L82">
        <text:list-item>
          <text:p text:style-name="P137">Garland decoration</text:p>
        </text:list-item>
        <text:list-item>
          <text:p text:style-name="P137">Lemon and chili tied to bumper (protective folk symbol)</text:p>
        </text:list-item>
        <text:list-item>
          <text:p text:style-name="P137">Coconut broken in front of wheels</text:p>
        </text:list-item>
        <text:list-item>
          <text:p text:style-name="P137">Priest-led vehicle puja</text:p>
        </text:list-item>
      </text:list>
      <text:p text:style-name="P124">The Swastik is usually drawn on:</text:p>
      <text:list text:style-name="L83">
        <text:list-item>
          <text:p text:style-name="P138">The bonnet (front hood)</text:p>
        </text:list-item>
        <text:list-item>
          <text:p text:style-name="P138">Windshield</text:p>
        </text:list-item>
        <text:list-item>
          <text:p text:style-name="P138">Dashboard</text:p>
        </text:list-item>
      </text:list>
      <text:p text:style-name="P124"><text:soft-page-break/>Its purpose is protective — to prevent accidents and misfortune.</text:p>
      <text:p text:style-name="P122"/>
      <text:h text:style-name="P126" text:outline-level="3">2.3 Swastik on Industrial Machinery</text:h>
      <text:p text:style-name="P124">The practice extends beyond personal vehicles.</text:p>
      <text:p text:style-name="P124">Swastik markings are frequently seen on:</text:p>
      <text:list text:style-name="L84">
        <text:list-item>
          <text:p text:style-name="P139">Excavators</text:p>
        </text:list-item>
        <text:list-item>
          <text:p text:style-name="P139">Factory machines</text:p>
        </text:list-item>
        <text:list-item>
          <text:p text:style-name="P139">Construction equipment</text:p>
        </text:list-item>
        <text:list-item>
          <text:p text:style-name="P139">Agricultural tools</text:p>
        </text:list-item>
        <text:list-item>
          <text:p text:style-name="P139">Printing presses</text:p>
        </text:list-item>
      </text:list>
      <text:p text:style-name="P124">This reflects a broader Hindu worldview in which tools and machines are not inert objects but instruments of livelihood deserving ritual sanctification.</text:p>
      <text:p text:style-name="P122"/>
      <text:h text:style-name="P126" text:outline-level="3">2.4 Swastik in Housewarming (Griha Pravesh)</text:h>
      <text:p text:style-name="P124">When entering a new home:</text:p>
      <text:list text:style-name="L85">
        <text:list-item>
          <text:p text:style-name="P140">Swastiks are drawn at the doorway</text:p>
        </text:list-item>
        <text:list-item>
          <text:p text:style-name="P140">Marked on the main threshold</text:p>
        </text:list-item>
        <text:list-item>
          <text:p text:style-name="P140">Painted near kitchen entrance</text:p>
        </text:list-item>
      </text:list>
      <text:p text:style-name="P124">The doorway is symbolically crucial — it represents transition from outside chaos to inside order.</text:p>
      <text:p text:style-name="P124">The Swastik here signifies:</text:p>
      <text:list text:style-name="L86">
        <text:list-item>
          <text:p text:style-name="P141">Stability</text:p>
        </text:list-item>
        <text:list-item>
          <text:p text:style-name="P141">Domestic harmony</text:p>
        </text:list-item>
        <text:list-item>
          <text:p text:style-name="P141">Protection from negative energies</text:p>
        </text:list-item>
      </text:list>
      <text:p text:style-name="P122"/>
      <text:h text:style-name="P126" text:outline-level="3">2.5 Swastik on Commercial Spaces</text:h>
      <text:p text:style-name="P124">Business owners frequently draw Swastiks on:</text:p>
      <text:list text:style-name="L87">
        <text:list-item>
          <text:p text:style-name="P142">Shop shutters</text:p>
        </text:list-item>
        <text:list-item>
          <text:p text:style-name="P142">Cash registers</text:p>
        </text:list-item>
        <text:list-item>
          <text:p text:style-name="P142">Account books</text:p>
        </text:list-item>
        <text:list-item>
          <text:p text:style-name="P142">Warehouse entrances</text:p>
        </text:list-item>
      </text:list>
      <text:p text:style-name="P124">Especially during:</text:p>
      <text:list text:style-name="L88">
        <text:list-item>
          <text:p text:style-name="P143"><text:soft-page-break/>New Year (regional calendars)</text:p>
        </text:list-item>
        <text:list-item>
          <text:p text:style-name="P143">Diwali</text:p>
        </text:list-item>
        <text:list-item>
          <text:p text:style-name="P143">Inauguration ceremonies</text:p>
        </text:list-item>
      </text:list>
      <text:p text:style-name="P124">It represents economic prosperity and ethical success.</text:p>
      <text:p text:style-name="P122"/>
      <text:h text:style-name="P125" text:outline-level="2">3. Sociological Significance in Modern Times</text:h>
      <text:h text:style-name="P126" text:outline-level="3">3.1 Continuity of Tradition</text:h>
      <text:p text:style-name="P124">The continued use of the Swastik reflects:</text:p>
      <text:list text:style-name="L89">
        <text:list-item>
          <text:p text:style-name="P144">Cultural continuity</text:p>
        </text:list-item>
        <text:list-item>
          <text:p text:style-name="P144">Ritual memory</text:p>
        </text:list-item>
        <text:list-item>
          <text:p text:style-name="P144">Intergenerational transmission of practice</text:p>
        </text:list-item>
      </text:list>
      <text:p text:style-name="P124">Even urban, technologically modern families maintain this tradition.</text:p>
      <text:p text:style-name="P122"/>
      <text:h text:style-name="P126" text:outline-level="3">3.2 Integration of Modernity and Sacred Practice</text:h>
      <text:p text:style-name="P124">An important feature of contemporary use is integration.</text:p>
      <text:p text:style-name="P124">Examples:</text:p>
      <text:list text:style-name="L90">
        <text:list-item>
          <text:p text:style-name="P145">Luxury cars decorated with Swastik during delivery</text:p>
        </text:list-item>
        <text:list-item>
          <text:p text:style-name="P145">Airplanes or helicopters ceremonially blessed</text:p>
        </text:list-item>
        <text:list-item>
          <text:p text:style-name="P145">Government infrastructure inaugurated with ritual markings</text:p>
        </text:list-item>
      </text:list>
      <text:p text:style-name="P124">This demonstrates that modernization in Hindu society does not eliminate sacred symbolism but incorporates it.</text:p>
      <text:p text:style-name="P122"/>
      <text:h text:style-name="P126" text:outline-level="3">3.3 Non-Political Context</text:h>
      <text:p text:style-name="P124">In Hindu usage, the Swastik:</text:p>
      <text:list text:style-name="L91">
        <text:list-item>
          <text:p text:style-name="P146">Is not political</text:p>
        </text:list-item>
        <text:list-item>
          <text:p text:style-name="P146">Is not racial</text:p>
        </text:list-item>
        <text:list-item>
          <text:p text:style-name="P146">Is not ideological</text:p>
        </text:list-item>
      </text:list>
      <text:p text:style-name="P124">It functions purely as a religious and auspicious symbol rooted in ancient cosmology.</text:p>
      <text:p text:style-name="P124">Its meaning in Hindu practice remains:</text:p>
      <text:list text:style-name="L92">
        <text:list-item>
          <text:p text:style-name="P147">Well-being</text:p>
        </text:list-item>
        <text:list-item>
          <text:p text:style-name="P147"><text:soft-page-break/>Order</text:p>
        </text:list-item>
        <text:list-item>
          <text:p text:style-name="P147">Prosperity</text:p>
        </text:list-item>
        <text:list-item>
          <text:p text:style-name="P147">Protection</text:p>
        </text:list-item>
      </text:list>
      <text:p text:style-name="P122"/>
      <text:h text:style-name="P125" text:outline-level="2">4. Visual Characteristics in Modern Use</text:h>
      <text:p text:style-name="P124">The Swastik drawn in Hindu ritual contexts typically:</text:p>
      <text:list text:style-name="L93">
        <text:list-item>
          <text:p text:style-name="P148">Is horizontally aligned</text:p>
        </text:list-item>
        <text:list-item>
          <text:p text:style-name="P148">Has equal arms bent at 90 degrees</text:p>
        </text:list-item>
        <text:list-item>
          <text:p text:style-name="P148">Includes four dots (symbolizing four Vedas or four directions)</text:p>
        </text:list-item>
        <text:list-item>
          <text:p text:style-name="P148">May be enclosed in a square</text:p>
        </text:list-item>
      </text:list>
      <text:p text:style-name="P124">These geometric features remain consistent with ancient sacred diagrammatic traditions.</text:p>
      <text:p text:style-name="P122"/>
      <text:h text:style-name="P123" text:outline-level="1">Conclusion</text:h>
      <text:p text:style-name="P124">In modern Hindu society, the Swastik is not a relic but a living ritual symbol. It appears daily in homes, temples, markets, construction sites, and vehicle showrooms. Its continued use in puja ceremonies and the blessing of new cars or machinery reflects a worldview where sacred geometry structures everyday life.</text:p>
      <text:p text:style-name="P124">Far from being abstract symbolism, the Swastik operates as a ritual act — a mark of intention, protection, and auspicious commencement. It bridges the ancient and the contemporary, embedding cosmic order within the practical realities of modern existence.</text:p>
      <text:p text:style-name="P122"/>
      <text:p text:style-name="P1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0T18:10:16.989171900</meta:creation-date>
    <dc:date>2026-02-26T05:02:08.769515200</dc:date>
    <meta:editing-duration>PT2H12M43S</meta:editing-duration>
    <meta:editing-cycles>13</meta:editing-cycles>
    <meta:generator>LibreOffice/25.2.7.2$Windows_X86_64 LibreOffice_project/5cbfd1ab6520636bb5f7b99185aa69bd7456825d</meta:generator>
    <meta:document-statistic meta:table-count="3" meta:image-count="0" meta:object-count="0" meta:page-count="30" meta:paragraph-count="701" meta:word-count="5423" meta:character-count="35328" meta:non-whitespace-character-count="30902"/>
  </office:meta>
</office:document-meta>
</file>